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draw:marker-start-width="0.45cm" draw:marker-end-width="0.45cm" draw:fill="solid" draw:fill-color="#ffffff" draw:textarea-horizontal-align="center" draw:textarea-vertical-align="middle" fo:padding-top="0.175cm" fo:padding-bottom="0.175cm" fo:padding-left="0.3cm" fo:padding-right="0.3cm"/>
    </style:style>
    <style:style style:name="gr2" style:family="graphic" style:parent-style-name="standard">
      <style:graphic-properties svg:stroke-width="0.1cm" draw:marker-start-width="0.45cm" draw:marker-end-width="0.45cm" draw:fill="solid" draw:fill-color="#ffffff" draw:auto-grow-height="false" fo:min-height="0.749cm" fo:min-width="0.499cm" fo:padding-top="0.175cm" fo:padding-bottom="0.175cm" fo:padding-left="0.3cm" fo:padding-right="0.3cm" fo:wrap-option="no-wrap"/>
    </style:style>
    <style:style style:name="gr3" style:family="graphic" style:parent-style-name="standard">
      <style:graphic-properties svg:stroke-width="0.1cm"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style:style>
    <style:style style:name="gr4" style:family="graphic" style:parent-style-name="standard">
      <style:graphic-properties svg:stroke-width="0.1cm" draw:fill="solid" draw:fill-color="#ffffff" draw:textarea-horizontal-align="justify" draw:textarea-vertical-align="middle" draw:auto-grow-height="false" fo:min-height="0cm" fo:min-width="0cm" fo:padding-top="0.175cm" fo:padding-bottom="0.175cm" fo:padding-left="0.3cm" fo:padding-right="0.3cm"/>
    </style:style>
    <style:style style:name="gr5" style:family="graphic" style:parent-style-name="standard">
      <style:graphic-properties svg:stroke-width="0.1cm" draw:marker-start-width="0.45cm" draw:marker-end-width="0.45cm" draw:fill="solid" draw:fill-color="#ffffff" draw:opacity="80%" draw:textarea-horizontal-align="justify" draw:textarea-vertical-align="middle" draw:auto-grow-height="false" fo:min-height="0cm" fo:min-width="0cm" fo:padding-top="0.175cm" fo:padding-bottom="0.175cm" fo:padding-left="0.3cm" fo:padding-right="0.3cm" draw:shadow-opacity="80%"/>
    </style:style>
    <style:style style:name="gr6" style:family="graphic" style:parent-style-name="standard">
      <style:graphic-properties svg:stroke-width="0.1cm" draw:fill="solid" draw:fill-color="#ffffff" draw:textarea-horizontal-align="center" draw:textarea-vertical-align="middle" fo:padding-top="0.175cm" fo:padding-bottom="0.175cm" fo:padding-left="0.3cm" fo:padding-right="0.3cm"/>
    </style:style>
    <style:style style:name="gr7" style:family="graphic" style:parent-style-name="standard">
      <style:graphic-properties svg:stroke-width="0.1cm" draw:marker-start-width="0.45cm" draw:marker-end-width="0.45cm" draw:fill="solid" draw:fill-color="#ffffff" draw:textarea-horizontal-align="center" draw:textarea-vertical-align="middle" fo:padding-top="0.175cm" fo:padding-bottom="0.175cm" fo:padding-left="0.3cm" fo:padding-right="0.3cm"/>
    </style:style>
    <style:style style:name="gr8" style:family="graphic" style:parent-style-name="standard">
      <style:graphic-properties svg:stroke-width="0.1cm" draw:fill="solid" draw:fill-color="#ffffff" draw:textarea-vertical-align="middle" draw:auto-grow-height="false" fo:min-height="0.749cm" fo:min-width="0.499cm" fo:padding-top="0.175cm" fo:padding-bottom="0.175cm" fo:padding-left="0.3cm" fo:padding-right="0.3cm"/>
    </style:style>
    <style:style style:name="gr9" style:family="graphic" style:parent-style-name="standard">
      <style:graphic-properties svg:stroke-width="0.1cm" draw:fill="solid" draw:fill-color="#ffffff" draw:textarea-horizontal-align="center" draw:textarea-vertical-align="middle" fo:padding-top="0.175cm" fo:padding-bottom="0.175cm" fo:padding-left="0.3cm" fo:padding-right="0.3cm"/>
    </style:style>
    <style:style style:name="gr10" style:family="graphic" style:parent-style-name="standard">
      <style:graphic-properties draw:stroke="none" svg:stroke-width="0.1cm" svg:stroke-color="#000000" draw:fill="none" draw:fill-color="#ffffff" fo:min-height="2.045cm" fo:padding-top="0.175cm" fo:padding-bottom="0.175cm" fo:padding-left="0.3cm" fo:padding-right="0.3cm"/>
    </style:style>
    <style:style style:name="gr11" style:family="graphic" style:parent-style-name="standard">
      <style:graphic-properties draw:stroke="none" svg:stroke-width="0.1cm" svg:stroke-color="#000000" draw:fill="none" draw:fill-color="#ffffff" fo:min-height="2.046cm" fo:padding-top="0.175cm" fo:padding-bottom="0.175cm" fo:padding-left="0.3cm" fo:padding-right="0.3cm"/>
    </style:style>
    <style:style style:name="gr12" style:family="graphic" style:parent-style-name="objectwithoutfill">
      <style:graphic-properties svg:stroke-width="0.1cm" draw:fill="none" draw:fill-color="#ffffff" draw:textarea-horizontal-align="center" draw:textarea-vertical-align="middle" fo:padding-top="0.175cm" fo:padding-bottom="0.175cm" fo:padding-left="0.3cm" fo:padding-right="0.3cm"/>
    </style:style>
    <style:style style:name="gr13" style:family="graphic" style:parent-style-name="standard">
      <style:graphic-properties draw:stroke="none" svg:stroke-width="0.1cm" svg:stroke-color="#000000" draw:fill="none" draw:fill-color="#ffffff" fo:min-height="2.044cm" fo:padding-top="0.175cm" fo:padding-bottom="0.175cm" fo:padding-left="0.3cm" fo:padding-right="0.3cm"/>
    </style:style>
    <style:style style:name="gr14" style:family="graphic" style:parent-style-name="standard">
      <style:graphic-properties svg:stroke-width="0.1cm" draw:fill="solid" draw:fill-color="#000000" draw:textarea-horizontal-align="justify" draw:textarea-vertical-align="middle" draw:auto-grow-height="false" fo:min-height="0cm" fo:min-width="0cm" fo:padding-top="0.175cm" fo:padding-bottom="0.175cm" fo:padding-left="0.3cm" fo:padding-right="0.3cm"/>
    </style:style>
    <style:style style:name="gr15" style:family="graphic" style:parent-style-name="standard">
      <style:graphic-properties draw:stroke="none" svg:stroke-width="0.1cm" svg:stroke-color="#000000" draw:fill="none" draw:fill-color="#ffffff" fo:min-height="0.785cm" fo:padding-top="0.175cm" fo:padding-bottom="0.175cm" fo:padding-left="0.3cm" fo:padding-right="0.3cm"/>
    </style:style>
    <style:style style:name="gr16" style:family="graphic" style:parent-style-name="standard">
      <style:graphic-properties draw:stroke="none" svg:stroke-width="0.1cm" svg:stroke-color="#000000" draw:fill="none" draw:fill-color="#ffffff" fo:min-height="12.952cm" fo:padding-top="0.175cm" fo:padding-bottom="0.175cm" fo:padding-left="0.3cm" fo:padding-right="0.3cm"/>
    </style:style>
    <style:style style:name="gr17" style:family="graphic" style:parent-style-name="standard">
      <style:graphic-properties svg:stroke-width="0.1cm" draw:marker-start-width="0.45cm" draw:marker-end-width="0.45cm" draw:fill="gradient" draw:fill-color="#ffcc99" draw:fill-gradient-name="Orange_20_Gradient_20_1" draw:textarea-horizontal-align="center" draw:textarea-vertical-align="middle" fo:padding-top="0.175cm" fo:padding-bottom="0.175cm" fo:padding-left="0.3cm" fo:padding-right="0.3cm"/>
    </style:style>
    <style:style style:name="gr18" style:family="graphic" style:parent-style-name="standard">
      <style:graphic-properties svg:stroke-width="0.05cm" draw:marker-start-width="0.225cm" draw:marker-end-width="0.225cm" draw:fill="solid" draw:fill-color="#ffff66" draw:textarea-horizontal-align="justify" draw:textarea-vertical-align="middle" draw:auto-grow-height="false" fo:min-height="0cm" fo:min-width="0cm" fo:padding-top="0.15cm" fo:padding-bottom="0.15cm" fo:padding-left="0.275cm" fo:padding-right="0.275cm"/>
    </style:style>
    <style:style style:name="gr19" style:family="graphic" style:parent-style-name="standard">
      <style:graphic-properties svg:stroke-width="0.1cm" draw:marker-start-width="0.45cm" draw:marker-end-width="0.45cm" draw:fill="gradient" draw:fill-color="#ffffff" draw:fill-gradient-name="Orange_20_Gradient_20_1" draw:textarea-horizontal-align="center" draw:textarea-vertical-align="middle" fo:padding-top="0.175cm" fo:padding-bottom="0.175cm" fo:padding-left="0.3cm" fo:padding-right="0.3cm"/>
    </style:style>
    <style:style style:name="gr20" style:family="graphic" style:parent-style-name="standard">
      <style:graphic-properties svg:stroke-width="0.05cm" draw:marker-start-width="0.225cm" draw:marker-end-width="0.225cm" draw:fill="solid" draw:fill-color="#ffff00" draw:textarea-horizontal-align="justify" draw:textarea-vertical-align="middle" draw:auto-grow-height="false" fo:min-height="0cm" fo:min-width="0cm" fo:padding-top="0.15cm" fo:padding-bottom="0.15cm" fo:padding-left="0.275cm" fo:padding-right="0.275cm"/>
    </style:style>
    <style:style style:name="gr21" style:family="graphic" style:parent-style-name="standard">
      <style:graphic-properties svg:stroke-width="0.05cm" draw:marker-start-width="0.225cm" draw:marker-end-width="0.225cm" draw:fill="solid" draw:fill-color="#461900" draw:textarea-horizontal-align="justify" draw:textarea-vertical-align="middle" draw:auto-grow-height="false" fo:min-height="0cm" fo:min-width="0cm" fo:padding-top="0.15cm" fo:padding-bottom="0.15cm" fo:padding-left="0.275cm" fo:padding-right="0.275cm"/>
    </style:style>
    <style:style style:name="gr22" style:family="graphic" style:parent-style-name="standard">
      <style:graphic-properties svg:stroke-width="0.05cm" draw:marker-start-width="0.225cm" draw:marker-end-width="0.225cm" draw:fill="solid" draw:fill-color="#ff3333" draw:opacity="50%" draw:textarea-horizontal-align="justify" draw:textarea-vertical-align="middle" draw:auto-grow-height="false" fo:min-height="0cm" fo:min-width="0cm" fo:padding-top="0.15cm" fo:padding-bottom="0.15cm" fo:padding-left="0.275cm" fo:padding-right="0.275cm" draw:shadow-opacity="50%"/>
    </style:style>
    <style:style style:name="gr23" style:family="graphic" style:parent-style-name="standard">
      <style:graphic-properties svg:stroke-width="0.1cm" draw:marker-start-width="0.45cm" draw:marker-end-width="0.45cm" draw:fill="gradient" draw:fill-color="#ffffff" draw:fill-gradient-name="Green_20_Gradient_20_2" draw:textarea-horizontal-align="center" draw:textarea-vertical-align="middle" fo:padding-top="0.175cm" fo:padding-bottom="0.175cm" fo:padding-left="0.3cm" fo:padding-right="0.3cm"/>
    </style:style>
    <style:style style:name="gr24" style:family="graphic" style:parent-style-name="standard">
      <style:graphic-properties svg:stroke-width="0.05cm" draw:marker-start-width="0.225cm" draw:marker-end-width="0.225cm" draw:fill="solid" draw:fill-color="#461900" draw:textarea-vertical-align="middle" draw:auto-grow-height="false" fo:min-height="0.749cm" fo:min-width="0.499cm" fo:padding-top="0.15cm" fo:padding-bottom="0.15cm" fo:padding-left="0.275cm" fo:padding-right="0.275cm"/>
    </style:style>
    <style:style style:name="gr25" style:family="graphic" style:parent-style-name="standard">
      <style:graphic-properties svg:stroke-width="0.05cm" draw:marker-start-width="0.225cm" draw:marker-end-width="0.225cm" draw:fill="solid" draw:fill-color="#663300" draw:textarea-vertical-align="middle" draw:auto-grow-height="false" fo:min-height="0.749cm" fo:min-width="0.499cm" fo:padding-top="0.15cm" fo:padding-bottom="0.15cm" fo:padding-left="0.275cm" fo:padding-right="0.275cm"/>
    </style:style>
    <style:style style:name="gr26" style:family="graphic" style:parent-style-name="standard">
      <style:graphic-properties svg:stroke-width="0.05cm" draw:marker-start-width="0.225cm" draw:marker-end-width="0.225cm" draw:fill="solid" draw:fill-color="#99ff99" draw:opacity="50%" draw:textarea-horizontal-align="justify" draw:textarea-vertical-align="middle" draw:auto-grow-height="false" fo:min-height="0cm" fo:min-width="0cm" fo:padding-top="0.15cm" fo:padding-bottom="0.15cm" fo:padding-left="0.275cm" fo:padding-right="0.275cm" draw:shadow-opacity="50%"/>
    </style:style>
    <style:style style:name="gr27" style:family="graphic" style:parent-style-name="standard">
      <style:graphic-properties svg:stroke-width="0.05cm" draw:marker-start-width="0.225cm" draw:marker-end-width="0.225cm" draw:fill="solid" draw:fill-color="#996600" draw:textarea-vertical-align="middle" draw:auto-grow-height="false" fo:min-height="0.749cm" fo:min-width="0.499cm" fo:padding-top="0.15cm" fo:padding-bottom="0.15cm" fo:padding-left="0.275cm" fo:padding-right="0.275cm"/>
    </style:style>
    <style:style style:name="gr28" style:family="graphic" style:parent-style-name="standard">
      <style:graphic-properties svg:stroke-width="0.05cm" draw:marker-start-width="0.225cm" draw:marker-end-width="0.225cm" draw:fill="solid" draw:fill-color="#6666ff" fo:min-height="0cm" fo:min-width="0cm" fo:padding-top="0.15cm" fo:padding-bottom="0.15cm" fo:padding-left="0.275cm" fo:padding-right="0.275cm"/>
    </style:style>
    <style:style style:name="gr29" style:family="graphic" style:parent-style-name="standard">
      <style:graphic-properties svg:stroke-width="0.05cm" draw:marker-start-width="0.225cm" draw:marker-end-width="0.225cm" draw:fill="solid" draw:fill-color="#ffff99" draw:textarea-horizontal-align="justify" draw:textarea-vertical-align="middle" draw:auto-grow-height="false" fo:min-height="0cm" fo:min-width="0cm" fo:padding-top="0.15cm" fo:padding-bottom="0.15cm" fo:padding-left="0.275cm" fo:padding-right="0.275cm"/>
    </style:style>
    <style:style style:name="gr30" style:family="graphic" style:parent-style-name="standard">
      <style:graphic-properties svg:stroke-width="0.1cm" draw:marker-start-width="0.45cm" draw:marker-end-width="0.45cm" draw:fill="gradient" draw:fill-color="#ffffff" draw:fill-gradient-name="Blue_20_Gradient_20_1" draw:textarea-horizontal-align="center" draw:textarea-vertical-align="middle" fo:padding-top="0.175cm" fo:padding-bottom="0.175cm" fo:padding-left="0.3cm" fo:padding-right="0.3cm"/>
    </style:style>
    <style:style style:name="gr31" style:family="graphic" style:parent-style-name="standard">
      <style:graphic-properties svg:stroke-width="0.05cm" draw:marker-start-width="0.225cm" draw:marker-end-width="0.225cm" draw:fill="solid" draw:fill-color="#66ffff" draw:opacity="80%" draw:textarea-horizontal-align="justify" draw:textarea-vertical-align="middle" draw:auto-grow-height="false" fo:min-height="0cm" fo:min-width="0cm" fo:padding-top="0.15cm" fo:padding-bottom="0.15cm" fo:padding-left="0.275cm" fo:padding-right="0.275cm" draw:shadow-opacity="80%"/>
    </style:style>
    <style:style style:name="gr32" style:family="graphic" style:parent-style-name="standard">
      <style:graphic-properties svg:stroke-width="0.1cm" draw:marker-start-width="0.45cm" draw:marker-end-width="0.45cm" draw:fill="gradient" draw:fill-color="#ffffff" draw:fill-gradient-name="Blue_20_Gradient_20_1" draw:gradient-step-count="46" draw:textarea-horizontal-align="center" draw:textarea-vertical-align="middle" fo:padding-top="0.175cm" fo:padding-bottom="0.175cm" fo:padding-left="0.3cm" fo:padding-right="0.3cm"/>
    </style:style>
    <style:style style:name="gr33" style:family="graphic" style:parent-style-name="standard">
      <style:graphic-properties svg:stroke-width="0.05cm" draw:marker-start-width="0.225cm" draw:marker-end-width="0.225cm" draw:fill="solid" draw:fill-color="#ffffff" draw:opacity="50%" draw:textarea-horizontal-align="justify" draw:textarea-vertical-align="middle" draw:auto-grow-height="false" fo:min-height="0cm" fo:min-width="0cm" fo:padding-top="0.15cm" fo:padding-bottom="0.15cm" fo:padding-left="0.275cm" fo:padding-right="0.275cm" draw:shadow-opacity="50%"/>
    </style:style>
    <style:style style:name="gr34" style:family="graphic" style:parent-style-name="standard">
      <style:graphic-properties svg:stroke-width="0.05cm" draw:marker-start-width="0.225cm" draw:marker-end-width="0.225cm" draw:fill="solid" draw:fill-color="#ffffff" draw:opacity="80%" draw:textarea-horizontal-align="justify" draw:textarea-vertical-align="middle" draw:auto-grow-height="false" fo:min-height="0cm" fo:min-width="0cm" fo:padding-top="0.15cm" fo:padding-bottom="0.15cm" fo:padding-left="0.275cm" fo:padding-right="0.275cm" draw:shadow-opacity="80%"/>
    </style:style>
    <style:style style:name="gr35" style:family="graphic" style:parent-style-name="standard">
      <style:graphic-properties svg:stroke-width="0.1cm" draw:marker-start-width="0.45cm" draw:marker-end-width="0.45cm" draw:fill="gradient" draw:fill-color="#ffffff" draw:fill-gradient-name="Blue_20_Gradient_20_2" draw:textarea-horizontal-align="center" draw:textarea-vertical-align="middle" fo:padding-top="0.175cm" fo:padding-bottom="0.175cm" fo:padding-left="0.3cm" fo:padding-right="0.3cm"/>
    </style:style>
    <style:style style:name="gr36" style:family="graphic" style:parent-style-name="standard">
      <style:graphic-properties svg:stroke-width="0.05cm" draw:marker-start-width="0.225cm" draw:marker-end-width="0.225cm" draw:fill="solid" draw:fill-color="#ffff99" draw:textarea-vertical-align="middle" draw:auto-grow-height="false" fo:min-height="0.749cm" fo:min-width="0.499cm" fo:padding-top="0.15cm" fo:padding-bottom="0.15cm" fo:padding-left="0.275cm" fo:padding-right="0.275cm"/>
    </style:style>
    <style:style style:name="gr37" style:family="graphic" style:parent-style-name="standard">
      <style:graphic-properties svg:stroke-width="0.05cm" draw:marker-start-width="0.225cm" draw:marker-end-width="0.225cm" draw:fill="solid" draw:fill-color="#999999" draw:textarea-horizontal-align="justify" draw:textarea-vertical-align="middle" draw:auto-grow-height="false" fo:min-height="0cm" fo:min-width="0cm" fo:padding-top="0.15cm" fo:padding-bottom="0.15cm" fo:padding-left="0.275cm" fo:padding-right="0.275cm" fo:wrap-option="no-wrap"/>
    </style:style>
    <style:style style:name="gr38" style:family="graphic" style:parent-style-name="standard">
      <style:graphic-properties svg:stroke-width="0.1cm" draw:marker-start-width="0.45cm" draw:marker-end-width="0.45cm" draw:fill="gradient" draw:fill-color="#ffffff" draw:fill-gradient-name="Green_20_Gradient_20_1" draw:textarea-horizontal-align="center" draw:textarea-vertical-align="middle" fo:padding-top="0.175cm" fo:padding-bottom="0.175cm" fo:padding-left="0.3cm" fo:padding-right="0.3cm"/>
    </style:style>
    <style:style style:name="gr39" style:family="graphic" style:parent-style-name="standard">
      <style:graphic-properties svg:stroke-width="0.05cm" draw:marker-start-width="0.225cm" draw:marker-end-width="0.225cm" draw:fill="solid" draw:fill-color="#ff3333" draw:auto-grow-height="false" fo:min-height="0cm" fo:min-width="0cm" fo:padding-top="0.15cm" fo:padding-bottom="0.15cm" fo:padding-left="0.275cm" fo:padding-right="0.275cm" fo:wrap-option="wrap"/>
    </style:style>
    <style:style style:name="gr40" style:family="graphic" style:parent-style-name="standard">
      <style:graphic-properties svg:stroke-width="0.05cm" draw:marker-start-width="0.225cm" draw:marker-end-width="0.225cm" draw:fill="solid" draw:fill-color="#ffffff" draw:textarea-horizontal-align="justify" draw:textarea-vertical-align="middle" draw:auto-grow-height="false" fo:min-height="0cm" fo:min-width="0cm" fo:padding-top="0.15cm" fo:padding-bottom="0.15cm" fo:padding-left="0.275cm" fo:padding-right="0.275cm"/>
    </style:style>
    <style:style style:name="gr41" style:family="graphic" style:parent-style-name="standard">
      <style:graphic-properties svg:stroke-width="0.1cm" draw:marker-start-width="0.45cm" draw:marker-end-width="0.45cm" draw:fill="gradient" draw:fill-color="#ffffff" draw:fill-gradient-name="Gray_20_Gradient_20_1" draw:textarea-horizontal-align="center" draw:textarea-vertical-align="middle" fo:padding-top="0.175cm" fo:padding-bottom="0.175cm" fo:padding-left="0.3cm" fo:padding-right="0.3cm"/>
    </style:style>
    <style:style style:name="gr42" style:family="graphic" style:parent-style-name="standard">
      <style:graphic-properties svg:stroke-width="0.05cm" draw:marker-start-width="0.225cm" draw:marker-end-width="0.225cm" draw:fill="solid" draw:fill-color="#ffffcc" draw:textarea-vertical-align="middle" draw:auto-grow-height="false" fo:min-height="0.749cm" fo:min-width="0.499cm" fo:padding-top="0.15cm" fo:padding-bottom="0.15cm" fo:padding-left="0.275cm" fo:padding-right="0.275cm" fo:wrap-option="wrap"/>
    </style:style>
    <style:style style:name="gr43" style:family="graphic" style:parent-style-name="standard">
      <style:graphic-properties svg:stroke-width="0.05cm" draw:marker-start-width="0.225cm" draw:marker-end-width="0.225cm" draw:fill="solid" draw:fill-color="#ffff99" draw:opacity="50%" draw:textarea-horizontal-align="justify" draw:textarea-vertical-align="middle" draw:auto-grow-height="false" fo:min-height="0cm" fo:min-width="0cm" fo:padding-top="0.15cm" fo:padding-bottom="0.15cm" fo:padding-left="0.275cm" fo:padding-right="0.275cm" draw:shadow-opacity="50%"/>
    </style:style>
    <style:style style:name="gr44" style:family="graphic" style:parent-style-name="standard">
      <style:graphic-properties draw:stroke="solid" svg:stroke-width="0.03cm" svg:stroke-color="#ffff99" draw:marker-start-width="0.195cm" draw:marker-end-width="0.195cm" draw:fill="solid" draw:fill-color="#ffff99" draw:textarea-horizontal-align="center" draw:textarea-vertical-align="middle" fo:padding-top="0.14cm" fo:padding-bottom="0.14cm" fo:padding-left="0.265cm" fo:padding-right="0.265cm"/>
    </style:style>
    <style:style style:name="gr45" style:family="graphic" style:parent-style-name="standard">
      <style:graphic-properties svg:stroke-width="0.05cm" draw:marker-start-width="0.075cm" draw:marker-end-width="0.075cm" draw:fill="solid" draw:fill-color="#ffffff" draw:textarea-horizontal-align="center" draw:textarea-vertical-align="middle" fo:padding-top="0.15cm" fo:padding-bottom="0.15cm" fo:padding-left="0.275cm" fo:padding-right="0.275cm"/>
    </style:style>
    <style:style style:name="gr46" style:family="graphic" style:parent-style-name="standard">
      <style:graphic-properties svg:stroke-width="0.05cm" draw:marker-start-width="0.075cm" draw:marker-end-width="0.075cm" draw:fill="solid" draw:fill-color="#ccffff" draw:textarea-horizontal-align="center" draw:textarea-vertical-align="middle" fo:padding-top="0.15cm" fo:padding-bottom="0.15cm" fo:padding-left="0.275cm" fo:padding-right="0.275cm"/>
    </style:style>
    <style:style style:name="gr47" style:family="graphic" style:parent-style-name="standard">
      <style:graphic-properties svg:stroke-width="0.1cm" draw:fill="gradient" draw:fill-color="#ffffff" draw:fill-gradient-name="Gray_20_Gradient_20_3" draw:textarea-horizontal-align="center" draw:textarea-vertical-align="middle" fo:padding-top="0.175cm" fo:padding-bottom="0.175cm" fo:padding-left="0.3cm" fo:padding-right="0.3cm"/>
    </style:style>
    <style:style style:name="gr48" style:family="graphic" style:parent-style-name="standard">
      <style:graphic-properties svg:stroke-width="0.1cm" draw:fill="gradient" draw:fill-color="#ffffff" draw:fill-gradient-name="Gray_20_Gradient_20_3" draw:textarea-horizontal-align="justify" draw:textarea-vertical-align="middle" draw:auto-grow-height="false" fo:min-height="0cm" fo:min-width="0cm" fo:padding-top="0.175cm" fo:padding-bottom="0.175cm" fo:padding-left="0.3cm" fo:padding-right="0.3cm"/>
    </style:style>
    <style:style style:name="gr49" style:family="graphic" style:parent-style-name="standard">
      <style:graphic-properties svg:stroke-width="0.1cm" draw:fill="solid" draw:fill-color="#808080" draw:textarea-horizontal-align="center" draw:textarea-vertical-align="middle" fo:padding-top="0.175cm" fo:padding-bottom="0.175cm" fo:padding-left="0.3cm" fo:padding-right="0.3cm"/>
    </style:style>
    <style:style style:name="gr50" style:family="graphic" style:parent-style-name="standard">
      <style:graphic-properties svg:stroke-width="0.1cm" draw:fill="gradient" draw:fill-color="#ffffff" draw:fill-gradient-name="Orange_20_Gradient_20_2" draw:textarea-horizontal-align="justify" draw:textarea-vertical-align="middle" draw:auto-grow-height="false" fo:min-height="0cm" fo:min-width="0cm" fo:padding-top="0.175cm" fo:padding-bottom="0.175cm" fo:padding-left="0.3cm" fo:padding-right="0.3cm"/>
    </style:style>
    <style:style style:name="gr51" style:family="graphic" style:parent-style-name="standard">
      <style:graphic-properties svg:stroke-width="0.1cm" draw:fill="gradient" draw:fill-color="#ffffff" draw:fill-gradient-name="Orange_20_Gradient_20_2" draw:textarea-horizontal-align="center" draw:textarea-vertical-align="middle" fo:padding-top="0.175cm" fo:padding-bottom="0.175cm" fo:padding-left="0.3cm" fo:padding-right="0.3cm"/>
    </style:style>
    <style:style style:name="gr52" style:family="graphic" style:parent-style-name="standard">
      <style:graphic-properties svg:stroke-width="0.1cm" draw:fill="solid" draw:fill-color="#ffff66"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weight="bold"/>
    </style:style>
    <style:style style:name="P3" style:family="paragraph">
      <style:paragraph-properties fo:text-align="center"/>
      <style:text-properties fo:font-size="14pt" fo:font-weight="bold" style:font-size-asian="14pt" style:font-weight-asian="bold" style:font-size-complex="14pt" style:font-weight-complex="bold"/>
    </style:style>
    <style:style style:name="P4" style:family="paragraph">
      <style:paragraph-properties fo:line-height="100%" fo:text-align="center"/>
    </style:style>
    <style:style style:name="P5" style:family="paragraph">
      <style:paragraph-properties fo:line-height="100%" fo:text-align="center"/>
      <style:text-properties fo:font-size="14pt" fo:font-weight="bold" style:font-size-asian="14pt" style:font-weight-asian="bold" style:font-size-complex="14pt" style:font-weight-complex="bold"/>
    </style:style>
    <style:style style:name="P6" style:family="paragraph">
      <style:paragraph-properties fo:text-align="center"/>
      <style:text-properties fo:font-size="12pt" fo:font-weight="bold" style:font-size-asian="12pt" style:font-weight-asian="bold" style:font-size-complex="12pt" style:font-weight-complex="bold"/>
    </style:style>
    <style:style style:name="P7" style:family="paragraph">
      <style:paragraph-properties fo:text-align="center"/>
      <style:text-properties fo:font-size="12pt" fo:font-weight="bold" style:font-size-asian="12pt" style:font-size-complex="12pt"/>
    </style:style>
    <style:style style:name="P8" style:family="paragraph">
      <style:paragraph-properties fo:line-height="150%" fo:text-align="start"/>
    </style:style>
    <style:style style:name="P9" style:family="paragraph">
      <style:paragraph-properties fo:line-height="150%" fo:text-align="start"/>
      <style:text-properties fo:font-size="16pt" style:font-size-asian="16pt" style:font-size-complex="16pt"/>
    </style:style>
    <style:style style:name="P10" style:family="paragraph">
      <style:paragraph-properties fo:text-align="center"/>
      <style:text-properties fo:font-weight="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size-complex="12pt"/>
    </style:style>
    <style:style style:name="T4" style:family="text">
      <style:text-properties fo:font-weight="bold"/>
    </style:style>
    <style:style style:name="T5"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name="XP Bar" draw:style-name="gr1" draw:text-style-name="P1" draw:layer="layout" svg:width="34cm" svg:height="0.5cm" svg:x="8.4cm" svg:y="27.8cm">
            <text:p/>
          </draw:rect>
          <draw:g>
            <draw:rect draw:style-name="gr1" draw:text-style-name="P2" draw:layer="layout" svg:width="2.5cm" svg:height="2.5cm" svg:x="22.7cm" svg:y="25.1cm" draw:corner-radius="0.5cm">
              <text:p/>
            </draw:rect>
            <draw:rect draw:style-name="gr1" draw:text-style-name="P2" draw:layer="layout" svg:width="2.5cm" svg:height="2.5cm" svg:x="19.8cm" svg:y="25.1cm" draw:corner-radius="0.5cm">
              <text:p/>
            </draw:rect>
            <draw:rect draw:style-name="gr1" draw:text-style-name="P2" draw:layer="layout" svg:width="2.5cm" svg:height="2.5cm" svg:x="16.9cm" svg:y="25.1cm" draw:corner-radius="0.5cm">
              <text:p/>
            </draw:rect>
            <draw:rect draw:style-name="gr1" draw:text-style-name="P2" draw:layer="layout" svg:width="2.5cm" svg:height="2.5cm" svg:x="14cm" svg:y="25.1cm" draw:corner-radius="0.5cm">
              <text:p/>
            </draw:rect>
            <draw:rect draw:style-name="gr1" draw:text-style-name="P2" draw:layer="layout" svg:width="2.5cm" svg:height="2.5cm" svg:x="34.3cm" svg:y="25.1cm" draw:corner-radius="0.5cm">
              <text:p/>
            </draw:rect>
            <draw:rect draw:style-name="gr1" draw:text-style-name="P2" draw:layer="layout" svg:width="2.5cm" svg:height="2.5cm" svg:x="31.4cm" svg:y="25.1cm" draw:corner-radius="0.5cm">
              <text:p/>
            </draw:rect>
            <draw:rect draw:style-name="gr1" draw:text-style-name="P2" draw:layer="layout" svg:width="2.5cm" svg:height="2.5cm" svg:x="28.5cm" svg:y="25.1cm" draw:corner-radius="0.5cm">
              <text:p/>
            </draw:rect>
            <draw:rect draw:style-name="gr1" draw:text-style-name="P2" draw:layer="layout" svg:width="2.5cm" svg:height="2.5cm" svg:x="25.6cm" svg:y="25.1cm" draw:corner-radius="0.5cm">
              <text:p/>
            </draw:rect>
            <draw:custom-shape draw:style-name="gr2" draw:layer="layout" svg:width="2.9cm" svg:height="2.9cm" svg:x="25.4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28.3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31.2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34.1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13.8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16.7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19.6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22.5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name="Player" draw:style-name="gr3" draw:text-style-name="P1" draw:layer="layout" svg:width="3.2cm" svg:height="3.2cm" svg:x="23.8cm" svg:y="12.69cm">
          <svg:title>Player</svg:title>
          <svg:desc>Simple ref to Player</svg:desc>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ircle draw:name="Player Health" draw:style-name="gr1" draw:text-style-name="P1" draw:layer="layout" svg:width="6cm" svg:height="6cm" svg:x="0.39cm" svg:y="22.3cm">
            <svg:title>Player Health</svg:title>
            <svg:desc>Shows Health of Player
Fill Circle from Top (100%) to Bottom (0%)</svg:desc>
            <text:p/>
          </draw:circle>
          <draw:custom-shape draw:style-name="gr3" draw:text-style-name="P1" draw:layer="layout" svg:width="6cm" svg:height="6cm" svg:x="0.39cm" svg:y="22.3cm">
            <text:p/>
            <draw:enhanced-geometry svg:viewBox="0 0 21600 21600" draw:glue-points="10800 0 3163 3163 0 10800 3163 18437 10800 21600 18437 18437 21600 10800 18437 3163" draw:text-areas="3163 3163 18437 18437" draw:type="ring" draw:modifiers="993.43442759540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name="CastBar">
            <svg:title>CastBar</svg:title>
            <svg:desc>CastBar shows Spell Icon &amp; CastTime
CastTime is by Radial Fill of Circle</svg:desc>
            <draw:circle draw:style-name="gr1" draw:text-style-name="P1" draw:layer="layout" svg:width="4cm" svg:height="4cm" svg:x="23.4cm" svg:y="0.28cm">
              <text:p/>
            </draw:circle>
          </draw:g>
          <draw:custom-shape draw:style-name="gr4" draw:text-style-name="P1" draw:layer="layout" svg:width="4cm" svg:height="4cm" svg:x="23.4cm" svg:y="0.28cm">
            <text:p/>
            <draw:enhanced-geometry svg:viewBox="0 0 21600 21600" draw:glue-points="10800 0 3163 3163 0 10800 3163 18437 10800 21600 18437 18437 21600 10800 18437 3163" draw:text-areas="3163 3163 18437 18437" draw:type="ring" draw:modifiers="993.35166208447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ircle draw:name="Player Health" draw:style-name="gr1" draw:text-style-name="P1" draw:layer="layout" svg:width="6cm" svg:height="6cm" svg:x="44.41cm" svg:y="22.3cm">
            <svg:title>Player Health</svg:title>
            <svg:desc>Shows Health of Player
Fill Circle from Top (100%) to Bottom (0%)</svg:desc>
            <text:p/>
          </draw:circle>
          <draw:custom-shape draw:style-name="gr3" draw:text-style-name="P1" draw:layer="layout" svg:width="6cm" svg:height="6cm" svg:x="44.41cm" svg:y="22.3cm">
            <text:p/>
            <draw:enhanced-geometry svg:viewBox="0 0 21600 21600" draw:glue-points="10800 0 3163 3163 0 10800 3163 18437 10800 21600 18437 18437 21600 10800 18437 3163" draw:text-areas="3163 3163 18437 18437" draw:type="ring" draw:modifiers="993.43442759540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draw:name="TargetFrame">
            <svg:title>TargetFrame</svg:title>
            <svg:desc>Targetframe is used to show ClickOn targets
Show target Name and Health
Health is by Filling Circle from top (100%) to bottom (0%)</svg:desc>
            <draw:circle draw:style-name="gr1" draw:text-style-name="P1" draw:layer="layout" svg:width="5cm" svg:height="5cm" svg:x="45.41cm" svg:y="0.28cm">
              <text:p/>
            </draw:circle>
            <draw:custom-shape draw:style-name="gr5" draw:text-style-name="P1" draw:layer="layout" svg:width="2.666cm" svg:height="2.666cm" svg:x="46.577cm" svg:y="1.447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4" draw:text-style-name="P1" draw:layer="layout" svg:width="5cm" svg:height="5cm" svg:x="45.41cm" svg:y="0.28cm">
            <text:p/>
            <draw:enhanced-geometry svg:viewBox="0 0 21600 21600" draw:glue-points="10800 0 3163 3163 0 10800 3163 18437 10800 21600 18437 18437 21600 10800 18437 3163" draw:text-areas="3163 3163 18437 18437" draw:type="ring" draw:modifiers="967.4865026994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page>
      <draw:page draw:name="page2" draw:style-name="dp1" draw:master-page-name="Default">
        <draw:g>
          <draw:g>
            <draw:rect draw:style-name="gr6" draw:text-style-name="P3" draw:layer="layout" svg:width="2.66cm" svg:height="1.1cm" svg:x="25.243cm" svg:y="8.29cm">
              <text:p text:style-name="P1"><text:span text:style-name="T1">Weapons</text:span></text:p>
            </draw:rect>
            <draw:rect draw:style-name="gr1" draw:text-style-name="P2" draw:layer="layout" svg:width="2.5cm" svg:height="2.5cm" draw:transform="rotate (1.5707963267946) translate (25.243cm 20.29cm)" draw:corner-radius="0.5cm">
              <text:p/>
            </draw:rect>
            <draw:rect draw:style-name="gr1" draw:text-style-name="P2" draw:layer="layout" svg:width="2.5cm" svg:height="2.5cm" draw:transform="rotate (1.5707963267946) translate (25.243cm 17.59cm)" draw:corner-radius="0.5cm">
              <text:p/>
            </draw:rect>
            <draw:rect draw:style-name="gr1" draw:text-style-name="P2" draw:layer="layout" svg:width="2.5cm" svg:height="2.5cm" draw:transform="rotate (1.5707963267946) translate (25.243cm 14.89cm)" draw:corner-radius="0.5cm">
              <text:p/>
            </draw:rect>
            <draw:rect draw:style-name="gr1" draw:text-style-name="P2" draw:layer="layout" svg:width="2.5cm" svg:height="2.5cm" draw:transform="rotate (1.5707963267946) translate (25.243cm 12.19cm)" draw:corner-radius="0.5cm">
              <text:p/>
            </draw:rect>
            <draw:rect draw:style-name="gr1" draw:text-style-name="P2" draw:layer="layout" svg:width="2.5cm" svg:height="2.5cm" draw:transform="rotate (1.5707963267946) translate (27.943cm 20.29cm)" draw:corner-radius="0.5cm">
              <text:p/>
            </draw:rect>
            <draw:rect draw:style-name="gr1" draw:text-style-name="P2" draw:layer="layout" svg:width="2.5cm" svg:height="2.5cm" draw:transform="rotate (1.5707963267946) translate (27.943cm 17.59cm)" draw:corner-radius="0.5cm">
              <text:p/>
            </draw:rect>
            <draw:rect draw:style-name="gr1" draw:text-style-name="P2" draw:layer="layout" svg:width="2.5cm" svg:height="2.5cm" draw:transform="rotate (1.5707963267946) translate (27.943cm 14.89cm)" draw:corner-radius="0.5cm">
              <text:p/>
            </draw:rect>
            <draw:rect draw:style-name="gr1" draw:text-style-name="P2" draw:layer="layout" svg:width="2.5cm" svg:height="2.5cm" draw:transform="rotate (1.5707963267946) translate (27.943cm 12.19cm)" draw:corner-radius="0.5cm">
              <text:p/>
            </draw:rect>
            <draw:rect draw:style-name="gr1" draw:text-style-name="P2" draw:layer="layout" svg:width="2.5cm" svg:height="2.5cm" draw:transform="rotate (1.5707963267946) translate (30.643cm 20.29cm)" draw:corner-radius="0.5cm">
              <text:p/>
            </draw:rect>
            <draw:rect draw:style-name="gr1" draw:text-style-name="P2" draw:layer="layout" svg:width="2.5cm" svg:height="2.5cm" draw:transform="rotate (1.5707963267946) translate (30.643cm 17.59cm)" draw:corner-radius="0.5cm">
              <text:p/>
            </draw:rect>
            <draw:rect draw:style-name="gr1" draw:text-style-name="P2" draw:layer="layout" svg:width="2.5cm" svg:height="2.5cm" draw:transform="rotate (1.5707963267946) translate (30.643cm 14.89cm)" draw:corner-radius="0.5cm">
              <text:p/>
            </draw:rect>
            <draw:rect draw:style-name="gr1" draw:text-style-name="P2" draw:layer="layout" svg:width="2.5cm" svg:height="2.5cm" draw:transform="rotate (1.5707963267946) translate (30.643cm 12.19cm)" draw:corner-radius="0.5cm">
              <text:p/>
            </draw:rect>
            <draw:rect draw:style-name="gr1" draw:text-style-name="P2" draw:layer="layout" svg:width="2.5cm" svg:height="2.5cm" draw:transform="rotate (1.5707963267946) translate (33.343cm 20.29cm)" draw:corner-radius="0.5cm">
              <text:p/>
            </draw:rect>
            <draw:rect draw:style-name="gr1" draw:text-style-name="P2" draw:layer="layout" svg:width="2.5cm" svg:height="2.5cm" draw:transform="rotate (1.5707963267946) translate (33.343cm 17.59cm)" draw:corner-radius="0.5cm">
              <text:p/>
            </draw:rect>
            <draw:rect draw:style-name="gr1" draw:text-style-name="P2" draw:layer="layout" svg:width="2.5cm" svg:height="2.5cm" draw:transform="rotate (1.5707963267946) translate (33.343cm 14.89cm)" draw:corner-radius="0.5cm">
              <text:p/>
            </draw:rect>
            <draw:rect draw:style-name="gr1" draw:text-style-name="P2" draw:layer="layout" svg:width="2.5cm" svg:height="2.5cm" draw:transform="rotate (1.5707963267946) translate (33.343cm 12.19cm)" draw:corner-radius="0.5cm">
              <text:p/>
            </draw:rect>
            <draw:rect draw:style-name="gr1" draw:text-style-name="P2" draw:layer="layout" svg:width="2.5cm" svg:height="2.5cm" draw:transform="rotate (1.5707963267946) translate (36.043cm 20.29cm)" draw:corner-radius="0.5cm">
              <text:p/>
            </draw:rect>
            <draw:rect draw:style-name="gr1" draw:text-style-name="P2" draw:layer="layout" svg:width="2.5cm" svg:height="2.5cm" draw:transform="rotate (1.5707963267946) translate (36.043cm 17.59cm)" draw:corner-radius="0.5cm">
              <text:p/>
            </draw:rect>
            <draw:rect draw:style-name="gr1" draw:text-style-name="P2" draw:layer="layout" svg:width="2.5cm" svg:height="2.5cm" draw:transform="rotate (1.5707963267946) translate (36.043cm 14.89cm)" draw:corner-radius="0.5cm">
              <text:p/>
            </draw:rect>
            <draw:rect draw:style-name="gr1" draw:text-style-name="P2" draw:layer="layout" svg:width="2.5cm" svg:height="2.5cm" draw:transform="rotate (1.5707963267946) translate (36.043cm 12.19cm)" draw:corner-radius="0.5cm">
              <text:p/>
            </draw:rect>
            <draw:rect draw:style-name="gr6" draw:text-style-name="P3" draw:layer="layout" svg:width="2.66cm" svg:height="1.1cm" svg:x="27.903cm" svg:y="8.29cm">
              <text:p text:style-name="P1"><text:span text:style-name="T1">Armor</text:span></text:p>
            </draw:rect>
            <draw:rect draw:style-name="gr6" draw:text-style-name="P3" draw:layer="layout" svg:width="2.66cm" svg:height="1.1cm" svg:x="30.563cm" svg:y="8.29cm">
              <text:p text:style-name="P1"><text:span text:style-name="T1">Potions</text:span></text:p>
            </draw:rect>
            <draw:rect draw:style-name="gr6" draw:text-style-name="P3" draw:layer="layout" svg:width="2.66cm" svg:height="1.1cm" svg:x="33.223cm" svg:y="8.29cm">
              <text:p text:style-name="P1"><text:span text:style-name="T1">Quest</text:span></text:p>
            </draw:rect>
            <draw:rect draw:style-name="gr6" draw:text-style-name="P3" draw:layer="layout" svg:width="2.66cm" svg:height="1.1cm" svg:x="35.883cm" svg:y="8.29cm">
              <text:p text:style-name="P1"><text:span text:style-name="T1">Mis.</text:span></text:p>
            </draw:rect>
          </draw:g>
          <draw:g>
            <draw:rect draw:style-name="gr6" draw:text-style-name="P5" draw:layer="layout" svg:width="6cm" svg:height="7.9cm" svg:x="15.243cm" svg:y="9.59cm">
              <text:p text:style-name="P4"><text:span text:style-name="T1">Intellect</text:span></text:p>
              <text:p text:style-name="P4"><text:span text:style-name="T1">## (+1, +2)</text:span></text:p>
              <text:p text:style-name="P4"><text:span text:style-name="T1">Wisdom</text:span></text:p>
              <text:p text:style-name="P4"><text:span text:style-name="T1">## (+1, +2)</text:span></text:p>
              <text:p text:style-name="P4"><text:span text:style-name="T1">Stamina</text:span></text:p>
              <text:p text:style-name="P4"><text:span text:style-name="T1">## (+1, +2)</text:span></text:p>
              <text:p text:style-name="P4"><text:span text:style-name="T1">Avoidance</text:span></text:p>
              <text:p text:style-name="P4"><text:span text:style-name="T1">## (+1, +2)</text:span></text:p>
              <text:p text:style-name="P4"><text:span text:style-name="T1">Strength</text:span></text:p>
              <text:p text:style-name="P4"><text:span text:style-name="T1">## (+1, +2)</text:span></text:p>
              <text:p text:style-name="P4"><text:span text:style-name="T1"/></text:p>
              <text:p text:style-name="P4"><text:span text:style-name="T1">Armor Rating</text:span></text:p>
              <text:p text:style-name="P4"><text:span text:style-name="T1">## </text:span></text:p>
            </draw:rect>
            <draw:rect draw:style-name="gr7" draw:text-style-name="P6" draw:layer="layout" svg:width="2.5cm" svg:height="2.5cm" svg:x="12.243cm" svg:y="9.59cm" draw:corner-radius="0.5cm">
              <text:p text:style-name="P1"><text:span text:style-name="T2">Head</text:span></text:p>
            </draw:rect>
            <draw:rect draw:style-name="gr7" draw:text-style-name="P6" draw:layer="layout" svg:width="2.5cm" svg:height="2.5cm" svg:x="12.243cm" svg:y="12.29cm" draw:corner-radius="0.5cm">
              <text:p text:style-name="P1"><text:span text:style-name="T2">Shoulder</text:span></text:p>
            </draw:rect>
            <draw:rect draw:style-name="gr7" draw:text-style-name="P6" draw:layer="layout" svg:width="2.5cm" svg:height="2.5cm" svg:x="12.243cm" svg:y="14.99cm" draw:corner-radius="0.5cm">
              <text:p text:style-name="P1"><text:span text:style-name="T2">Body</text:span></text:p>
            </draw:rect>
            <draw:rect draw:style-name="gr7" draw:text-style-name="P7" draw:layer="layout" svg:width="2.5cm" svg:height="2.5cm" svg:x="21.743cm" svg:y="9.59cm" draw:corner-radius="0.5cm">
              <text:p text:style-name="P1"><text:span text:style-name="T3">Gloves</text:span></text:p>
            </draw:rect>
            <draw:rect draw:style-name="gr7" draw:text-style-name="P7" draw:layer="layout" svg:width="2.5cm" svg:height="2.5cm" svg:x="21.743cm" svg:y="12.29cm" draw:corner-radius="0.5cm">
              <text:p text:style-name="P1"><text:span text:style-name="T3">Trouser</text:span></text:p>
            </draw:rect>
            <draw:rect draw:style-name="gr7" draw:text-style-name="P7" draw:layer="layout" svg:width="2.5cm" svg:height="2.5cm" svg:x="21.743cm" svg:y="14.99cm" draw:corner-radius="0.5cm">
              <text:p text:style-name="P1"><text:span text:style-name="T3">Feet</text:span></text:p>
            </draw:rect>
            <draw:rect draw:style-name="gr7" draw:text-style-name="P7" draw:layer="layout" svg:width="2.5cm" svg:height="2.5cm" svg:x="15.643cm" svg:y="17.79cm" draw:corner-radius="0.5cm">
              <text:p text:style-name="P1"><text:span text:style-name="T3">L-Hand</text:span></text:p>
            </draw:rect>
            <draw:rect draw:style-name="gr7" draw:text-style-name="P7" draw:layer="layout" svg:width="2.5cm" svg:height="2.5cm" svg:x="18.343cm" svg:y="17.79cm" draw:corner-radius="0.5cm">
              <text:p text:style-name="P1"><text:span text:style-name="T3">R-Hand</text:span></text:p>
            </draw:rect>
            <draw:rect draw:style-name="gr7" draw:text-style-name="P7" draw:layer="layout" svg:width="2.5cm" svg:height="2.5cm" svg:x="21.043cm" svg:y="17.79cm" draw:corner-radius="0.5cm">
              <text:p text:style-name="P1"><text:span text:style-name="T3">R-Ring</text:span></text:p>
            </draw:rect>
            <draw:rect draw:style-name="gr7" draw:text-style-name="P7" draw:layer="layout" svg:width="2.5cm" svg:height="2.5cm" svg:x="12.943cm" svg:y="17.79cm" draw:corner-radius="0.5cm">
              <text:p text:style-name="P1"><text:span text:style-name="T3">L-Ring</text:span></text:p>
            </draw:rect>
            <draw:custom-shape draw:style-name="gr8" draw:text-style-name="P2" draw:layer="layout" svg:width="12cm" svg:height="1cm" svg:x="12.243cm" svg:y="8.29cm">
              <text:p text:style-name="P1"><text:span text:style-name="T4">Name: ImpressiveName <text:s text:c="2"/>| <text:s text:c="2"/>Level ##</text:span></text:p>
              <draw:enhanced-geometry svg:viewBox="0 0 21600 21600" draw:glue-points="10800 0 0 10800 10800 21600 21600 10800" draw:path-stretchpoint-x="10800" draw:path-stretchpoint-y="10800" draw:text-areas="?f12 ?f13 ?f14 ?f15" draw:type="mso-spt21" draw:modifiers="6754.04595404596"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g>
      </draw:page>
      <draw:page draw:name="page3" draw:style-name="dp1" draw:master-page-name="Default">
        <draw:g>
          <draw:rect draw:style-name="gr6" draw:text-style-name="P1" draw:layer="layout" svg:width="8.3cm" svg:height="14cm" svg:x="12.143cm" svg:y="7.29cm">
            <text:p text:style-name="P1">Spell School</text:p>
            <text:p text:style-name="P1"/>
            <text:p text:style-name="P1">Spell Name</text:p>
            <text:p text:style-name="P1"/>
            <text:p text:style-name="P1">Spell Level</text:p>
            <text:p text:style-name="P1"/>
            <text:p text:style-name="P1">Spell Cast</text:p>
            <text:p text:style-name="P1"/>
            <text:p text:style-name="P1">Spell Damage</text:p>
            <text:p text:style-name="P1"/>
            <text:p text:style-name="P1">Spell Duration</text:p>
            <text:p text:style-name="P1"/>
            <text:p text:style-name="P1">Spell Effect</text:p>
            <text:p text:style-name="P1"/>
            <text:p text:style-name="P1"/>
            <text:p text:style-name="P1">Attribute Bonus</text:p>
            <text:p text:style-name="P1"/>
          </draw:rect>
          <draw:g>
            <draw:rect draw:style-name="gr9" draw:text-style-name="P1" draw:layer="layout" svg:width="2.5cm" svg:height="2cm" svg:x="21.143cm" svg:y="19.19cm">
              <text:p/>
            </draw:rect>
            <draw:rect draw:style-name="gr9" draw:text-style-name="P1" draw:layer="layout" svg:width="2.5cm" svg:height="2cm" svg:x="24.143cm" svg:y="19.19cm">
              <text:p/>
            </draw:rect>
            <draw:custom-shape draw:style-name="gr4" draw:text-style-name="P1" draw:layer="layout" svg:width="2.5cm" svg:height="3cm" svg:x="21.143cm" svg:y="14.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24.143cm" svg:y="14.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21.143cm" svg:y="9.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24.143cm" svg:y="9.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rect draw:style-name="gr9" draw:text-style-name="P1" draw:layer="layout" svg:width="0.42cm" svg:height="1cm" svg:x="21.343cm" svg:y="9.99cm">
              <text:p/>
            </draw:rect>
            <draw:rect draw:style-name="gr9" draw:text-style-name="P1" draw:layer="layout" svg:width="0.42cm" svg:height="1cm" svg:x="21.763cm" svg:y="9.99cm">
              <text:p/>
            </draw:rect>
            <draw:rect draw:style-name="gr9" draw:text-style-name="P1" draw:layer="layout" svg:width="0.42cm" svg:height="1cm" svg:x="22.183cm" svg:y="9.99cm">
              <text:p/>
            </draw:rect>
            <draw:rect draw:style-name="gr9" draw:text-style-name="P1" draw:layer="layout" svg:width="0.42cm" svg:height="1cm" svg:x="22.603cm" svg:y="9.99cm">
              <text:p/>
            </draw:rect>
            <draw:rect draw:style-name="gr9" draw:text-style-name="P1" draw:layer="layout" svg:width="0.42cm" svg:height="1cm" svg:x="23.023cm" svg:y="9.99cm">
              <text:p/>
            </draw:rect>
            <draw:rect draw:style-name="gr1" draw:text-style-name="P2" draw:layer="layout" svg:width="2.5cm" svg:height="2.5cm" svg:x="21.143cm" svg:y="7.29cm" draw:corner-radius="0.5cm">
              <text:p/>
            </draw:rect>
            <draw:rect draw:style-name="gr9" draw:text-style-name="P1" draw:layer="layout" svg:width="0.42cm" svg:height="1cm" svg:x="24.343cm" svg:y="9.99cm">
              <text:p/>
            </draw:rect>
            <draw:rect draw:style-name="gr9" draw:text-style-name="P1" draw:layer="layout" svg:width="0.42cm" svg:height="1cm" svg:x="24.763cm" svg:y="9.99cm">
              <text:p/>
            </draw:rect>
            <draw:rect draw:style-name="gr9" draw:text-style-name="P1" draw:layer="layout" svg:width="0.42cm" svg:height="1cm" svg:x="25.183cm" svg:y="9.99cm">
              <text:p/>
            </draw:rect>
            <draw:rect draw:style-name="gr9" draw:text-style-name="P1" draw:layer="layout" svg:width="0.42cm" svg:height="1cm" svg:x="25.603cm" svg:y="9.99cm">
              <text:p/>
            </draw:rect>
            <draw:rect draw:style-name="gr9" draw:text-style-name="P1" draw:layer="layout" svg:width="0.42cm" svg:height="1cm" svg:x="26.023cm" svg:y="9.99cm">
              <text:p/>
            </draw:rect>
            <draw:rect draw:style-name="gr1" draw:text-style-name="P2" draw:layer="layout" svg:width="2.5cm" svg:height="2.5cm" svg:x="24.143cm" svg:y="7.29cm" draw:corner-radius="0.5cm">
              <text:p/>
            </draw:rect>
            <draw:rect draw:style-name="gr9" draw:text-style-name="P1" draw:layer="layout" svg:width="0.42cm" svg:height="1cm" svg:x="21.343cm" svg:y="14.99cm">
              <text:p/>
            </draw:rect>
            <draw:rect draw:style-name="gr9" draw:text-style-name="P1" draw:layer="layout" svg:width="0.42cm" svg:height="1cm" svg:x="21.763cm" svg:y="14.99cm">
              <text:p/>
            </draw:rect>
            <draw:rect draw:style-name="gr9" draw:text-style-name="P1" draw:layer="layout" svg:width="0.42cm" svg:height="1cm" svg:x="22.183cm" svg:y="14.99cm">
              <text:p/>
            </draw:rect>
            <draw:rect draw:style-name="gr9" draw:text-style-name="P1" draw:layer="layout" svg:width="0.42cm" svg:height="1cm" svg:x="22.603cm" svg:y="14.99cm">
              <text:p/>
            </draw:rect>
            <draw:rect draw:style-name="gr9" draw:text-style-name="P1" draw:layer="layout" svg:width="0.42cm" svg:height="1cm" svg:x="23.023cm" svg:y="14.99cm">
              <text:p/>
            </draw:rect>
            <draw:rect draw:style-name="gr1" draw:text-style-name="P2" draw:layer="layout" svg:width="2.5cm" svg:height="2.5cm" svg:x="21.143cm" svg:y="12.29cm" draw:corner-radius="0.5cm">
              <text:p/>
            </draw:rect>
            <draw:rect draw:style-name="gr9" draw:text-style-name="P1" draw:layer="layout" svg:width="0.42cm" svg:height="1cm" svg:x="24.343cm" svg:y="14.99cm">
              <text:p/>
            </draw:rect>
            <draw:rect draw:style-name="gr9" draw:text-style-name="P1" draw:layer="layout" svg:width="0.42cm" svg:height="1cm" svg:x="24.763cm" svg:y="14.99cm">
              <text:p/>
            </draw:rect>
            <draw:rect draw:style-name="gr9" draw:text-style-name="P1" draw:layer="layout" svg:width="0.42cm" svg:height="1cm" svg:x="25.183cm" svg:y="14.99cm">
              <text:p/>
            </draw:rect>
            <draw:rect draw:style-name="gr9" draw:text-style-name="P1" draw:layer="layout" svg:width="0.42cm" svg:height="1cm" svg:x="25.603cm" svg:y="14.99cm">
              <text:p/>
            </draw:rect>
            <draw:rect draw:style-name="gr9" draw:text-style-name="P1" draw:layer="layout" svg:width="0.42cm" svg:height="1cm" svg:x="26.023cm" svg:y="14.99cm">
              <text:p/>
            </draw:rect>
            <draw:rect draw:style-name="gr1" draw:text-style-name="P2" draw:layer="layout" svg:width="2.5cm" svg:height="2.5cm" svg:x="24.143cm" svg:y="12.29cm" draw:corner-radius="0.5cm">
              <text:p/>
            </draw:rect>
            <draw:rect draw:style-name="gr9" draw:text-style-name="P1" draw:layer="layout" svg:width="0.42cm" svg:height="1cm" svg:x="21.343cm" svg:y="19.99cm">
              <text:p/>
            </draw:rect>
            <draw:rect draw:style-name="gr9" draw:text-style-name="P1" draw:layer="layout" svg:width="0.42cm" svg:height="1cm" svg:x="21.763cm" svg:y="19.99cm">
              <text:p/>
            </draw:rect>
            <draw:rect draw:style-name="gr9" draw:text-style-name="P1" draw:layer="layout" svg:width="0.42cm" svg:height="1cm" svg:x="22.183cm" svg:y="19.99cm">
              <text:p/>
            </draw:rect>
            <draw:rect draw:style-name="gr9" draw:text-style-name="P1" draw:layer="layout" svg:width="0.42cm" svg:height="1cm" svg:x="22.603cm" svg:y="19.99cm">
              <text:p/>
            </draw:rect>
            <draw:rect draw:style-name="gr9" draw:text-style-name="P1" draw:layer="layout" svg:width="0.42cm" svg:height="1cm" svg:x="23.023cm" svg:y="19.99cm">
              <text:p/>
            </draw:rect>
            <draw:rect draw:style-name="gr1" draw:text-style-name="P2" draw:layer="layout" svg:width="2.5cm" svg:height="2.5cm" svg:x="21.143cm" svg:y="17.29cm" draw:corner-radius="0.5cm">
              <text:p/>
            </draw:rect>
            <draw:rect draw:style-name="gr9" draw:text-style-name="P1" draw:layer="layout" svg:width="0.42cm" svg:height="1cm" svg:x="24.343cm" svg:y="19.99cm">
              <text:p/>
            </draw:rect>
            <draw:rect draw:style-name="gr9" draw:text-style-name="P1" draw:layer="layout" svg:width="0.42cm" svg:height="1cm" svg:x="24.763cm" svg:y="19.99cm">
              <text:p/>
            </draw:rect>
            <draw:rect draw:style-name="gr9" draw:text-style-name="P1" draw:layer="layout" svg:width="0.42cm" svg:height="1cm" svg:x="25.183cm" svg:y="19.99cm">
              <text:p/>
            </draw:rect>
            <draw:rect draw:style-name="gr9" draw:text-style-name="P1" draw:layer="layout" svg:width="0.42cm" svg:height="1cm" svg:x="25.603cm" svg:y="19.99cm">
              <text:p/>
            </draw:rect>
            <draw:rect draw:style-name="gr9" draw:text-style-name="P1" draw:layer="layout" svg:width="0.42cm" svg:height="1cm" svg:x="26.023cm" svg:y="19.99cm">
              <text:p/>
            </draw:rect>
            <draw:rect draw:style-name="gr1" draw:text-style-name="P2" draw:layer="layout" svg:width="2.5cm" svg:height="2.5cm" svg:x="24.143cm" svg:y="17.29cm" draw:corner-radius="0.5cm">
              <text:p/>
            </draw:rect>
            <draw:rect draw:style-name="gr9" draw:text-style-name="P2" draw:layer="layout" svg:width="2.5cm" svg:height="2cm" svg:x="27.143cm" svg:y="19.19cm">
              <text:p/>
            </draw:rect>
            <draw:rect draw:style-name="gr9" draw:text-style-name="P1" draw:layer="layout" svg:width="2.5cm" svg:height="2cm" svg:x="30.143cm" svg:y="19.19cm">
              <text:p/>
            </draw:rect>
            <draw:rect draw:style-name="gr9" draw:text-style-name="P1" draw:layer="layout" svg:width="2.5cm" svg:height="2cm" svg:x="33.143cm" svg:y="19.19cm">
              <text:p/>
            </draw:rect>
            <draw:rect draw:style-name="gr9" draw:text-style-name="P1" draw:layer="layout" svg:width="2.5cm" svg:height="2cm" svg:x="36.143cm" svg:y="19.19cm">
              <text:p/>
            </draw:rect>
            <draw:custom-shape draw:style-name="gr4" draw:text-style-name="P1" draw:layer="layout" svg:width="2.5cm" svg:height="3cm" svg:x="27.143cm" svg:y="14.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30.143cm" svg:y="14.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33.143cm" svg:y="14.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36.143cm" svg:y="14.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27.143cm" svg:y="9.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30.143cm" svg:y="9.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33.143cm" svg:y="9.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 draw:text-style-name="P1" draw:layer="layout" svg:width="2.5cm" svg:height="3cm" svg:x="36.143cm" svg:y="9.1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rect draw:style-name="gr9" draw:text-style-name="P1" draw:layer="layout" svg:width="0.42cm" svg:height="1cm" svg:x="27.343cm" svg:y="9.99cm">
              <text:p/>
            </draw:rect>
            <draw:rect draw:style-name="gr9" draw:text-style-name="P1" draw:layer="layout" svg:width="0.42cm" svg:height="1cm" svg:x="27.763cm" svg:y="9.99cm">
              <text:p/>
            </draw:rect>
            <draw:rect draw:style-name="gr9" draw:text-style-name="P1" draw:layer="layout" svg:width="0.42cm" svg:height="1cm" svg:x="28.183cm" svg:y="9.99cm">
              <text:p/>
            </draw:rect>
            <draw:rect draw:style-name="gr9" draw:text-style-name="P1" draw:layer="layout" svg:width="0.42cm" svg:height="1cm" svg:x="28.603cm" svg:y="9.99cm">
              <text:p/>
            </draw:rect>
            <draw:rect draw:style-name="gr9" draw:text-style-name="P1" draw:layer="layout" svg:width="0.42cm" svg:height="1cm" svg:x="29.023cm" svg:y="9.99cm">
              <text:p/>
            </draw:rect>
            <draw:rect draw:style-name="gr1" draw:text-style-name="P2" draw:layer="layout" svg:width="2.5cm" svg:height="2.5cm" svg:x="27.143cm" svg:y="7.29cm" draw:corner-radius="0.5cm">
              <text:p/>
            </draw:rect>
            <draw:rect draw:style-name="gr9" draw:text-style-name="P1" draw:layer="layout" svg:width="0.42cm" svg:height="1cm" svg:x="30.343cm" svg:y="9.99cm">
              <text:p/>
            </draw:rect>
            <draw:rect draw:style-name="gr9" draw:text-style-name="P1" draw:layer="layout" svg:width="0.42cm" svg:height="1cm" svg:x="30.763cm" svg:y="9.99cm">
              <text:p/>
            </draw:rect>
            <draw:rect draw:style-name="gr9" draw:text-style-name="P1" draw:layer="layout" svg:width="0.42cm" svg:height="1cm" svg:x="31.183cm" svg:y="9.99cm">
              <text:p/>
            </draw:rect>
            <draw:rect draw:style-name="gr9" draw:text-style-name="P1" draw:layer="layout" svg:width="0.42cm" svg:height="1cm" svg:x="31.603cm" svg:y="9.99cm">
              <text:p/>
            </draw:rect>
            <draw:rect draw:style-name="gr9" draw:text-style-name="P1" draw:layer="layout" svg:width="0.42cm" svg:height="1cm" svg:x="32.023cm" svg:y="9.99cm">
              <text:p/>
            </draw:rect>
            <draw:rect draw:style-name="gr1" draw:text-style-name="P2" draw:layer="layout" svg:width="2.5cm" svg:height="2.5cm" svg:x="30.143cm" svg:y="7.29cm" draw:corner-radius="0.5cm">
              <text:p/>
            </draw:rect>
            <draw:rect draw:style-name="gr9" draw:text-style-name="P1" draw:layer="layout" svg:width="0.42cm" svg:height="1cm" svg:x="33.343cm" svg:y="9.99cm">
              <text:p/>
            </draw:rect>
            <draw:rect draw:style-name="gr9" draw:text-style-name="P1" draw:layer="layout" svg:width="0.42cm" svg:height="1cm" svg:x="33.763cm" svg:y="9.99cm">
              <text:p/>
            </draw:rect>
            <draw:rect draw:style-name="gr9" draw:text-style-name="P1" draw:layer="layout" svg:width="0.42cm" svg:height="1cm" svg:x="34.183cm" svg:y="9.99cm">
              <text:p/>
            </draw:rect>
            <draw:rect draw:style-name="gr9" draw:text-style-name="P1" draw:layer="layout" svg:width="0.42cm" svg:height="1cm" svg:x="34.603cm" svg:y="9.99cm">
              <text:p/>
            </draw:rect>
            <draw:rect draw:style-name="gr9" draw:text-style-name="P1" draw:layer="layout" svg:width="0.42cm" svg:height="1cm" svg:x="35.023cm" svg:y="9.99cm">
              <text:p/>
            </draw:rect>
            <draw:rect draw:style-name="gr1" draw:text-style-name="P2" draw:layer="layout" svg:width="2.5cm" svg:height="2.5cm" svg:x="33.143cm" svg:y="7.29cm" draw:corner-radius="0.5cm">
              <text:p/>
            </draw:rect>
            <draw:rect draw:style-name="gr9" draw:text-style-name="P1" draw:layer="layout" svg:width="0.42cm" svg:height="1cm" svg:x="36.343cm" svg:y="9.99cm">
              <text:p/>
            </draw:rect>
            <draw:rect draw:style-name="gr9" draw:text-style-name="P1" draw:layer="layout" svg:width="0.42cm" svg:height="1cm" svg:x="36.763cm" svg:y="9.99cm">
              <text:p/>
            </draw:rect>
            <draw:rect draw:style-name="gr9" draw:text-style-name="P1" draw:layer="layout" svg:width="0.42cm" svg:height="1cm" svg:x="37.183cm" svg:y="9.99cm">
              <text:p/>
            </draw:rect>
            <draw:rect draw:style-name="gr9" draw:text-style-name="P1" draw:layer="layout" svg:width="0.42cm" svg:height="1cm" svg:x="37.603cm" svg:y="9.99cm">
              <text:p/>
            </draw:rect>
            <draw:rect draw:style-name="gr9" draw:text-style-name="P1" draw:layer="layout" svg:width="0.42cm" svg:height="1cm" svg:x="38.023cm" svg:y="9.99cm">
              <text:p/>
            </draw:rect>
            <draw:rect draw:style-name="gr1" draw:text-style-name="P2" draw:layer="layout" svg:width="2.5cm" svg:height="2.5cm" svg:x="36.143cm" svg:y="7.29cm" draw:corner-radius="0.5cm">
              <text:p/>
            </draw:rect>
            <draw:rect draw:style-name="gr9" draw:text-style-name="P1" draw:layer="layout" svg:width="0.42cm" svg:height="1cm" svg:x="27.343cm" svg:y="14.99cm">
              <text:p/>
            </draw:rect>
            <draw:rect draw:style-name="gr9" draw:text-style-name="P1" draw:layer="layout" svg:width="0.42cm" svg:height="1cm" svg:x="27.763cm" svg:y="14.99cm">
              <text:p/>
            </draw:rect>
            <draw:rect draw:style-name="gr9" draw:text-style-name="P1" draw:layer="layout" svg:width="0.42cm" svg:height="1cm" svg:x="28.183cm" svg:y="14.99cm">
              <text:p/>
            </draw:rect>
            <draw:rect draw:style-name="gr9" draw:text-style-name="P1" draw:layer="layout" svg:width="0.42cm" svg:height="1cm" svg:x="28.603cm" svg:y="14.99cm">
              <text:p/>
            </draw:rect>
            <draw:rect draw:style-name="gr9" draw:text-style-name="P1" draw:layer="layout" svg:width="0.42cm" svg:height="1cm" svg:x="29.023cm" svg:y="14.99cm">
              <text:p/>
            </draw:rect>
            <draw:rect draw:style-name="gr1" draw:text-style-name="P2" draw:layer="layout" svg:width="2.5cm" svg:height="2.5cm" svg:x="27.143cm" svg:y="12.29cm" draw:corner-radius="0.5cm">
              <text:p/>
            </draw:rect>
            <draw:rect draw:style-name="gr9" draw:text-style-name="P1" draw:layer="layout" svg:width="0.42cm" svg:height="1cm" svg:x="30.343cm" svg:y="14.99cm">
              <text:p/>
            </draw:rect>
            <draw:rect draw:style-name="gr9" draw:text-style-name="P1" draw:layer="layout" svg:width="0.42cm" svg:height="1cm" svg:x="30.763cm" svg:y="14.99cm">
              <text:p/>
            </draw:rect>
            <draw:rect draw:style-name="gr9" draw:text-style-name="P1" draw:layer="layout" svg:width="0.42cm" svg:height="1cm" svg:x="31.183cm" svg:y="14.99cm">
              <text:p/>
            </draw:rect>
            <draw:rect draw:style-name="gr9" draw:text-style-name="P1" draw:layer="layout" svg:width="0.42cm" svg:height="1cm" svg:x="31.603cm" svg:y="14.99cm">
              <text:p/>
            </draw:rect>
            <draw:rect draw:style-name="gr9" draw:text-style-name="P1" draw:layer="layout" svg:width="0.42cm" svg:height="1cm" svg:x="32.023cm" svg:y="14.99cm">
              <text:p/>
            </draw:rect>
            <draw:rect draw:style-name="gr1" draw:text-style-name="P2" draw:layer="layout" svg:width="2.5cm" svg:height="2.5cm" svg:x="30.143cm" svg:y="12.29cm" draw:corner-radius="0.5cm">
              <text:p/>
            </draw:rect>
            <draw:rect draw:style-name="gr9" draw:text-style-name="P1" draw:layer="layout" svg:width="0.42cm" svg:height="1cm" svg:x="33.343cm" svg:y="14.99cm">
              <text:p/>
            </draw:rect>
            <draw:rect draw:style-name="gr9" draw:text-style-name="P1" draw:layer="layout" svg:width="0.42cm" svg:height="1cm" svg:x="33.763cm" svg:y="14.99cm">
              <text:p/>
            </draw:rect>
            <draw:rect draw:style-name="gr9" draw:text-style-name="P1" draw:layer="layout" svg:width="0.42cm" svg:height="1cm" svg:x="34.183cm" svg:y="14.99cm">
              <text:p/>
            </draw:rect>
            <draw:rect draw:style-name="gr9" draw:text-style-name="P1" draw:layer="layout" svg:width="0.42cm" svg:height="1cm" svg:x="34.603cm" svg:y="14.99cm">
              <text:p/>
            </draw:rect>
            <draw:rect draw:style-name="gr9" draw:text-style-name="P1" draw:layer="layout" svg:width="0.42cm" svg:height="1cm" svg:x="35.023cm" svg:y="14.99cm">
              <text:p/>
            </draw:rect>
            <draw:rect draw:style-name="gr1" draw:text-style-name="P2" draw:layer="layout" svg:width="2.5cm" svg:height="2.5cm" svg:x="33.143cm" svg:y="12.29cm" draw:corner-radius="0.5cm">
              <text:p/>
            </draw:rect>
            <draw:rect draw:style-name="gr9" draw:text-style-name="P1" draw:layer="layout" svg:width="0.42cm" svg:height="1cm" svg:x="36.343cm" svg:y="14.99cm">
              <text:p/>
            </draw:rect>
            <draw:rect draw:style-name="gr9" draw:text-style-name="P1" draw:layer="layout" svg:width="0.42cm" svg:height="1cm" svg:x="36.763cm" svg:y="14.99cm">
              <text:p/>
            </draw:rect>
            <draw:rect draw:style-name="gr9" draw:text-style-name="P1" draw:layer="layout" svg:width="0.42cm" svg:height="1cm" svg:x="37.183cm" svg:y="14.99cm">
              <text:p/>
            </draw:rect>
            <draw:rect draw:style-name="gr9" draw:text-style-name="P1" draw:layer="layout" svg:width="0.42cm" svg:height="1cm" svg:x="37.603cm" svg:y="14.99cm">
              <text:p/>
            </draw:rect>
            <draw:rect draw:style-name="gr9" draw:text-style-name="P1" draw:layer="layout" svg:width="0.42cm" svg:height="1cm" svg:x="38.023cm" svg:y="14.99cm">
              <text:p/>
            </draw:rect>
            <draw:rect draw:style-name="gr1" draw:text-style-name="P2" draw:layer="layout" svg:width="2.5cm" svg:height="2.5cm" svg:x="36.143cm" svg:y="12.29cm" draw:corner-radius="0.5cm">
              <text:p/>
            </draw:rect>
            <draw:rect draw:style-name="gr9" draw:text-style-name="P1" draw:layer="layout" svg:width="0.42cm" svg:height="1cm" svg:x="27.343cm" svg:y="19.99cm">
              <text:p/>
            </draw:rect>
            <draw:rect draw:style-name="gr9" draw:text-style-name="P1" draw:layer="layout" svg:width="0.42cm" svg:height="1cm" svg:x="27.763cm" svg:y="19.99cm">
              <text:p/>
            </draw:rect>
            <draw:rect draw:style-name="gr9" draw:text-style-name="P1" draw:layer="layout" svg:width="0.42cm" svg:height="1cm" svg:x="28.183cm" svg:y="19.99cm">
              <text:p/>
            </draw:rect>
            <draw:rect draw:style-name="gr9" draw:text-style-name="P1" draw:layer="layout" svg:width="0.42cm" svg:height="1cm" svg:x="28.603cm" svg:y="19.99cm">
              <text:p/>
            </draw:rect>
            <draw:rect draw:style-name="gr9" draw:text-style-name="P1" draw:layer="layout" svg:width="0.42cm" svg:height="1cm" svg:x="29.023cm" svg:y="19.99cm">
              <text:p/>
            </draw:rect>
            <draw:rect draw:style-name="gr1" draw:text-style-name="P2" draw:layer="layout" svg:width="2.5cm" svg:height="2.5cm" svg:x="27.143cm" svg:y="17.29cm" draw:corner-radius="0.5cm">
              <text:p/>
            </draw:rect>
            <draw:rect draw:style-name="gr9" draw:text-style-name="P1" draw:layer="layout" svg:width="0.42cm" svg:height="1cm" svg:x="30.343cm" svg:y="19.99cm">
              <text:p/>
            </draw:rect>
            <draw:rect draw:style-name="gr9" draw:text-style-name="P1" draw:layer="layout" svg:width="0.42cm" svg:height="1cm" svg:x="30.763cm" svg:y="19.99cm">
              <text:p/>
            </draw:rect>
            <draw:rect draw:style-name="gr9" draw:text-style-name="P1" draw:layer="layout" svg:width="0.42cm" svg:height="1cm" svg:x="31.183cm" svg:y="19.99cm">
              <text:p/>
            </draw:rect>
            <draw:rect draw:style-name="gr9" draw:text-style-name="P1" draw:layer="layout" svg:width="0.42cm" svg:height="1cm" svg:x="31.603cm" svg:y="19.99cm">
              <text:p/>
            </draw:rect>
            <draw:rect draw:style-name="gr9" draw:text-style-name="P1" draw:layer="layout" svg:width="0.42cm" svg:height="1cm" svg:x="32.023cm" svg:y="19.99cm">
              <text:p/>
            </draw:rect>
            <draw:rect draw:style-name="gr1" draw:text-style-name="P2" draw:layer="layout" svg:width="2.5cm" svg:height="2.5cm" svg:x="30.143cm" svg:y="17.29cm" draw:corner-radius="0.5cm">
              <text:p/>
            </draw:rect>
            <draw:rect draw:style-name="gr9" draw:text-style-name="P1" draw:layer="layout" svg:width="0.42cm" svg:height="1cm" svg:x="33.343cm" svg:y="19.99cm">
              <text:p/>
            </draw:rect>
            <draw:rect draw:style-name="gr9" draw:text-style-name="P1" draw:layer="layout" svg:width="0.42cm" svg:height="1cm" svg:x="33.763cm" svg:y="19.99cm">
              <text:p/>
            </draw:rect>
            <draw:rect draw:style-name="gr9" draw:text-style-name="P1" draw:layer="layout" svg:width="0.42cm" svg:height="1cm" svg:x="34.183cm" svg:y="19.99cm">
              <text:p/>
            </draw:rect>
            <draw:rect draw:style-name="gr9" draw:text-style-name="P1" draw:layer="layout" svg:width="0.42cm" svg:height="1cm" svg:x="34.603cm" svg:y="19.99cm">
              <text:p/>
            </draw:rect>
            <draw:rect draw:style-name="gr9" draw:text-style-name="P1" draw:layer="layout" svg:width="0.42cm" svg:height="1cm" svg:x="35.023cm" svg:y="19.99cm">
              <text:p/>
            </draw:rect>
            <draw:rect draw:style-name="gr1" draw:text-style-name="P2" draw:layer="layout" svg:width="2.5cm" svg:height="2.5cm" svg:x="33.143cm" svg:y="17.29cm" draw:corner-radius="0.5cm">
              <text:p/>
            </draw:rect>
            <draw:rect draw:style-name="gr9" draw:text-style-name="P1" draw:layer="layout" svg:width="0.42cm" svg:height="1cm" svg:x="36.343cm" svg:y="19.99cm">
              <text:p/>
            </draw:rect>
            <draw:rect draw:style-name="gr9" draw:text-style-name="P1" draw:layer="layout" svg:width="0.42cm" svg:height="1cm" svg:x="36.763cm" svg:y="19.99cm">
              <text:p/>
            </draw:rect>
            <draw:rect draw:style-name="gr9" draw:text-style-name="P1" draw:layer="layout" svg:width="0.42cm" svg:height="1cm" svg:x="37.183cm" svg:y="19.99cm">
              <text:p/>
            </draw:rect>
            <draw:rect draw:style-name="gr9" draw:text-style-name="P1" draw:layer="layout" svg:width="0.42cm" svg:height="1cm" svg:x="37.603cm" svg:y="19.99cm">
              <text:p/>
            </draw:rect>
            <draw:rect draw:style-name="gr9" draw:text-style-name="P1" draw:layer="layout" svg:width="0.42cm" svg:height="1cm" svg:x="38.023cm" svg:y="19.99cm">
              <text:p/>
            </draw:rect>
            <draw:rect draw:style-name="gr1" draw:text-style-name="P2" draw:layer="layout" svg:width="2.5cm" svg:height="2.5cm" svg:x="36.143cm" svg:y="17.29cm" draw:corner-radius="0.5cm">
              <text:p/>
            </draw:rect>
          </draw:g>
        </draw:g>
      </draw:page>
      <draw:page draw:name="page4" draw:style-name="dp1" draw:master-page-name="Default">
        <draw:g>
          <draw:g>
            <draw:custom-shape draw:style-name="gr4" draw:text-style-name="P1" draw:layer="layout" svg:width="1cm" svg:height="16cm" svg:x="19.77cm" svg:y="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cm" svg:height="1cm" svg:x="19.77cm" svg:y="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cm" svg:height="1cm" svg:x="19.76cm" svg:y="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cm" svg:height="2cm" svg:x="19.77cm" svg:y="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rect draw:style-name="gr9" draw:text-style-name="P1" draw:layer="layout" svg:width="9.954cm" svg:height="16cm" svg:x="9.616cm" svg:y="6.3cm">
                <text:p/>
              </draw:rect>
              <draw:frame draw:style-name="gr10" draw:text-style-name="P9" draw:layer="layout" svg:width="9.9cm" svg:height="2.395cm" svg:x="9.66cm" svg:y="6.842cm">
                <draw:text-box>
                  <text:p text:style-name="P8"><text:span text:style-name="T5"><text:s text:c="7"/></text:span><text:span text:style-name="T5">QuestTitle abcdef QuestTitle QuestTitle </text:span></text:p>
                </draw:text-box>
              </draw:frame>
              <draw:frame draw:style-name="gr11" draw:text-style-name="P9" draw:layer="layout" svg:width="9.91cm" svg:height="2.396cm" svg:x="9.66cm" svg:y="10.109cm">
                <draw:text-box>
                  <text:p text:style-name="P8"><text:span text:style-name="T5"><text:s text:c="7"/></text:span><text:span text:style-name="T5">QuestTitle abcdef QuestTitle QuestTitle </text:span></text:p>
                </draw:text-box>
              </draw:frame>
              <draw:line draw:style-name="gr12" draw:text-style-name="P1" draw:layer="layout" svg:x1="12.26cm" svg:y1="9.565cm" svg:x2="16.926cm" svg:y2="9.565cm">
                <text:p/>
              </draw:line>
              <draw:line draw:style-name="gr12" draw:text-style-name="P1" draw:layer="layout" svg:x1="12.26cm" svg:y1="12.831cm" svg:x2="16.926cm" svg:y2="12.831cm">
                <text:p/>
              </draw:line>
              <draw:custom-shape draw:style-name="gr4" draw:text-style-name="P1" draw:layer="layout" svg:width="0.722cm" svg:height="0.735cm" svg:x="9.938cm" svg:y="13.4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3" draw:text-style-name="P9" draw:layer="layout" svg:width="9.91cm" svg:height="2.394cm" svg:x="9.66cm" svg:y="13.375cm">
                <draw:text-box>
                  <text:p text:style-name="P8"><text:span text:style-name="T5"><text:s text:c="7"/></text:span><text:span text:style-name="T5">QuestTitle abcdef QuestTitle QuestTitle </text:span></text:p>
                </draw:text-box>
              </draw:frame>
              <draw:custom-shape draw:style-name="gr14" draw:text-style-name="P1" draw:layer="layout" svg:width="0.622cm" svg:height="0.435cm" svg:x="14.282cm" svg:y="12.61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 draw:text-style-name="P1" draw:layer="layout" svg:width="0.622cm" svg:height="0.436cm" svg:x="14.282cm" svg:y="9.34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 draw:text-style-name="P1" draw:layer="layout" svg:width="0.722cm" svg:height="0.736cm" svg:x="9.938cm" svg:y="10.24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 draw:text-style-name="P1" draw:layer="layout" svg:width="0.722cm" svg:height="0.735cm" svg:x="9.938cm" svg:y="6.98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4" draw:text-style-name="P1" draw:layer="layout" svg:width="0.5cm" svg:height="0.5cm" svg:x="20.01cm" svg:y="6.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0.5cm" svg:height="0.5cm" svg:x="20.02cm" svg:y="21.5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9" draw:text-style-name="P1" draw:layer="layout" svg:width="18.29cm" svg:height="16cm" svg:x="21.66cm" svg:y="6.29cm">
              <text:p/>
            </draw:rect>
            <draw:custom-shape draw:style-name="gr4" draw:text-style-name="P1" draw:layer="layout" svg:width="1.01cm" svg:height="16cm" svg:x="40.15cm" svg:y="6.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1cm" svg:height="1.01cm" svg:x="40.16cm" svg:y="6.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1cm" svg:height="2cm" svg:x="40.15cm" svg:y="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0.742cm" svg:height="0.641cm" svg:x="26.356cm" svg:y="6.6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 draw:layer="layout" svg:width="0.741cm" svg:height="0.641cm" svg:x="34.142cm" svg:y="6.677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7.167cm" svg:height="1.135cm" svg:x="27.098cm" svg:y="6.503cm">
              <draw:text-box>
                <text:p text:style-name="P1">Le Inpressive Title</text:p>
              </draw:text-box>
            </draw:frame>
            <draw:frame draw:style-name="gr16" draw:layer="layout" svg:width="17.796cm" svg:height="13.302cm" svg:x="21.907cm" svg:y="8.114cm">
              <draw:text-box>
                <text:p>QuestTextQuestText QuestTextQuestText QuestText <text:s/>QuestTextQuestText QuestText QuestTextQuestTextQuestText QuestTextQuestText</text:p>
                <text:p/>
                <text:p>QuestTextQuestText</text:p>
                <text:p>QuestTextQuestTextQuestText</text:p>
                <text:p>QuestTextQuestTextQuestTextQuestText QuestText</text:p>
                <text:p/>
                <text:p/>
                <text:p/>
                <text:p/>
                <text:p/>
                <text:p/>
                <text:p/>
                <text:p>QuestText</text:p>
              </draw:text-box>
            </draw:frame>
            <draw:custom-shape draw:style-name="gr14" draw:text-style-name="P1" draw:layer="layout" svg:width="0.505cm" svg:height="0.505cm" svg:x="40.413cm" svg:y="6.5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01cm" svg:height="1.01cm" svg:x="40.15cm" svg:y="21.2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0.505cm" svg:height="0.505cm" svg:x="40.403cm" svg:y="21.53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age>
      <draw:page draw:name="page5" draw:style-name="dp1" draw:master-page-name="Default">
        <draw:custom-shape draw:style-name="gr4" draw:text-style-name="P2" draw:layer="layout" svg:width="22.9cm" svg:height="21cm" draw:transform="rotate (-1.57079632679579) translate (28.39cm 1.88cm)">
          <text:p/>
          <draw:enhanced-geometry svg:viewBox="0 0 21600 21600" draw:mirror-horizontal="true" draw:mirror-vertical="false" draw:glue-points="10800 0 0 10800 10800 21600 18000 10800" draw:text-areas="3600 0 18000 21600" draw:type="flowchart-stored-data" draw:enhanced-path="M 3600 21600 X 0 10800 3600 0 L 21600 0 X 18000 10800 21600 21600 Z N"/>
        </draw:custom-shape>
        <draw:custom-shape draw:style-name="gr4" draw:text-style-name="P2" draw:layer="layout" svg:width="22.9cm" svg:height="21cm" draw:transform="rotate (-1.57079632679579) translate (49.39cm 1.88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4" draw:text-style-name="P2" draw:layer="layout" svg:width="22.9cm" svg:height="21cm" draw:transform="rotate (-1.57079632679579) translate (28.39cm 1.68cm)">
          <text:p/>
          <draw:enhanced-geometry svg:viewBox="0 0 21600 21600" draw:mirror-horizontal="true" draw:mirror-vertical="false" draw:glue-points="10800 0 0 10800 10800 21600 18000 10800" draw:text-areas="3600 0 18000 21600" draw:type="flowchart-stored-data" draw:enhanced-path="M 3600 21600 X 0 10800 3600 0 L 21600 0 X 18000 10800 21600 21600 Z N"/>
        </draw:custom-shape>
        <draw:custom-shape draw:style-name="gr4" draw:text-style-name="P2" draw:layer="layout" svg:width="22.9cm" svg:height="21cm" draw:transform="rotate (-1.57079632679579) translate (49.39cm 1.68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4" draw:text-style-name="P2" draw:layer="layout" svg:width="22.9cm" svg:height="21cm" draw:transform="rotate (-1.57079632679579) translate (28.39cm 1.48cm)">
          <text:p/>
          <draw:enhanced-geometry svg:viewBox="0 0 21600 21600" draw:mirror-horizontal="true" draw:mirror-vertical="false" draw:glue-points="10800 0 0 10800 10800 21600 18000 10800" draw:text-areas="3600 0 18000 21600" draw:type="flowchart-stored-data" draw:enhanced-path="M 3600 21600 X 0 10800 3600 0 L 21600 0 X 18000 10800 21600 21600 Z N"/>
        </draw:custom-shape>
        <draw:custom-shape draw:style-name="gr4" draw:text-style-name="P2" draw:layer="layout" svg:width="22.9cm" svg:height="21cm" draw:transform="rotate (-1.57079632679579) translate (49.39cm 1.48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4" draw:text-style-name="P2" draw:layer="layout" svg:width="9cm" svg:height="2.9cm" svg:x="2.39cm" svg:y="9.28cm">
          <text:p/>
          <draw:enhanced-geometry svg:viewBox="0 0 21600 21600" draw:mirror-horizontal="false" draw:mirror-vertical="false" draw:text-areas="0 0 21600 21600" draw:type="chevron" draw:modifiers="16843.728474613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rect draw:style-name="gr1" draw:text-style-name="P2" draw:layer="layout" svg:width="2.5cm" svg:height="2.5cm" svg:x="4.69cm" svg:y="9.48cm" draw:corner-radius="0.5cm">
          <text:p/>
        </draw:rect>
        <draw:custom-shape draw:style-name="gr4" draw:text-style-name="P2" draw:layer="layout" svg:width="9cm" svg:height="2.9cm" svg:x="2.39cm" svg:y="13.28cm">
          <text:p/>
          <draw:enhanced-geometry svg:viewBox="0 0 21600 21600" draw:mirror-horizontal="false" draw:mirror-vertical="false" draw:text-areas="0 0 21600 21600" draw:type="chevron" draw:modifiers="16843.728474613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rect draw:style-name="gr1" draw:text-style-name="P2" draw:layer="layout" svg:width="2.5cm" svg:height="2.5cm" svg:x="4.69cm" svg:y="13.48cm" draw:corner-radius="0.5cm">
          <text:p/>
        </draw:rect>
        <draw:custom-shape draw:style-name="gr4" draw:text-style-name="P2" draw:layer="layout" svg:width="9cm" svg:height="2.9cm" svg:x="2.39cm" svg:y="17.28cm">
          <text:p/>
          <draw:enhanced-geometry svg:viewBox="0 0 21600 21600" draw:mirror-horizontal="false" draw:mirror-vertical="false" draw:text-areas="0 0 21600 21600" draw:type="chevron" draw:modifiers="16843.728474613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rect draw:style-name="gr1" draw:text-style-name="P2" draw:layer="layout" svg:width="2.5cm" svg:height="2.5cm" svg:x="4.69cm" svg:y="17.48cm" draw:corner-radius="0.5cm">
          <text:p/>
        </draw:rect>
        <draw:custom-shape draw:style-name="gr4" draw:text-style-name="P2" draw:layer="layout" svg:width="9cm" svg:height="2.9cm" svg:x="0.39cm" svg:y="5.28cm">
          <text:p/>
          <draw:enhanced-geometry svg:viewBox="0 0 21600 21600" draw:mirror-horizontal="false" draw:mirror-vertical="false" draw:text-areas="0 0 21600 21600" draw:type="chevron" draw:modifiers="16843.728474613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2" draw:layer="layout" svg:width="22.9cm" svg:height="21cm" draw:transform="rotate (-1.57079632679579) translate (28.39cm 1.28cm)">
          <text:p/>
          <draw:enhanced-geometry svg:viewBox="0 0 21600 21600" draw:mirror-horizontal="true" draw:mirror-vertical="false" draw:glue-points="10800 0 0 10800 10800 21600 18000 10800" draw:text-areas="3600 0 18000 21600" draw:type="flowchart-stored-data" draw:enhanced-path="M 3600 21600 X 0 10800 3600 0 L 21600 0 X 18000 10800 21600 21600 Z N"/>
        </draw:custom-shape>
        <draw:custom-shape draw:style-name="gr4" draw:text-style-name="P2" draw:layer="layout" svg:width="22.9cm" svg:height="21cm" draw:transform="rotate (-1.57079632679579) translate (49.39cm 1.28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rect draw:style-name="gr1" draw:text-style-name="P2" draw:layer="layout" svg:width="2.5cm" svg:height="2.5cm" svg:x="2.69cm" svg:y="5.48cm" draw:corner-radius="0.5cm">
          <text:p/>
        </draw:rect>
        <draw:g>
          <draw:rect draw:name="XP Bar" draw:style-name="gr1" draw:text-style-name="P1" draw:layer="layout" svg:width="34cm" svg:height="0.5cm" svg:x="8.4cm" svg:y="27.8cm">
            <text:p/>
          </draw:rect>
          <draw:g>
            <draw:rect draw:style-name="gr1" draw:text-style-name="P2" draw:layer="layout" svg:width="2.5cm" svg:height="2.5cm" svg:x="22.7cm" svg:y="25.1cm" draw:corner-radius="0.5cm">
              <text:p/>
            </draw:rect>
            <draw:rect draw:style-name="gr1" draw:text-style-name="P2" draw:layer="layout" svg:width="2.5cm" svg:height="2.5cm" svg:x="19.8cm" svg:y="25.1cm" draw:corner-radius="0.5cm">
              <text:p/>
            </draw:rect>
            <draw:rect draw:style-name="gr1" draw:text-style-name="P2" draw:layer="layout" svg:width="2.5cm" svg:height="2.5cm" svg:x="16.9cm" svg:y="25.1cm" draw:corner-radius="0.5cm">
              <text:p/>
            </draw:rect>
            <draw:rect draw:style-name="gr1" draw:text-style-name="P2" draw:layer="layout" svg:width="2.5cm" svg:height="2.5cm" svg:x="14cm" svg:y="25.1cm" draw:corner-radius="0.5cm">
              <text:p/>
            </draw:rect>
            <draw:rect draw:style-name="gr1" draw:text-style-name="P2" draw:layer="layout" svg:width="2.5cm" svg:height="2.5cm" svg:x="34.3cm" svg:y="25.1cm" draw:corner-radius="0.5cm">
              <text:p/>
            </draw:rect>
            <draw:rect draw:style-name="gr1" draw:text-style-name="P2" draw:layer="layout" svg:width="2.5cm" svg:height="2.5cm" svg:x="31.4cm" svg:y="25.1cm" draw:corner-radius="0.5cm">
              <text:p/>
            </draw:rect>
            <draw:rect draw:style-name="gr1" draw:text-style-name="P2" draw:layer="layout" svg:width="2.5cm" svg:height="2.5cm" svg:x="28.5cm" svg:y="25.1cm" draw:corner-radius="0.5cm">
              <text:p/>
            </draw:rect>
            <draw:rect draw:style-name="gr1" draw:text-style-name="P2" draw:layer="layout" svg:width="2.5cm" svg:height="2.5cm" svg:x="25.6cm" svg:y="25.1cm" draw:corner-radius="0.5cm">
              <text:p/>
            </draw:rect>
            <draw:custom-shape draw:style-name="gr2" draw:layer="layout" svg:width="2.9cm" svg:height="2.9cm" svg:x="25.4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28.3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31.2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34.1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13.8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16.7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19.6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 draw:layer="layout" svg:width="2.9cm" svg:height="2.9cm" svg:x="22.5cm" svg:y="24.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page>
      <draw:page draw:name="page6" draw:style-name="dp1" draw:master-page-name="Default">
        <draw:g>
          <draw:rect draw:style-name="gr17" draw:text-style-name="P1" draw:layer="layout" svg:width="2.5cm" svg:height="2.5cm" svg:x="0.59cm" svg:y="0.58cm" draw:corner-radius="0.5cm">
            <text:p/>
          </draw:rect>
          <draw:custom-shape draw:style-name="gr18" draw:text-style-name="P1" draw:layer="layout" svg:width="2.334cm" svg:height="2.334cm" svg:x="0.673cm" svg:y="0.66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g>
          <draw:rect draw:style-name="gr19" draw:text-style-name="P1" draw:layer="layout" svg:width="2.5cm" svg:height="2.5cm" svg:x="3.39cm" svg:y="0.58cm" draw:corner-radius="0.5cm">
            <text:p/>
          </draw:rect>
          <draw:custom-shape draw:style-name="gr20" draw:text-style-name="P1" draw:layer="layout" svg:width="2.334cm" svg:height="2.334cm" svg:x="3.473cm" svg:y="0.663cm">
            <text:p/>
            <draw:enhanced-geometry svg:viewBox="0 0 21600 21600" draw:glue-points="10800 0 0 10800 10800 21600 21600 10800" draw:text-areas="?f52 ?f52 ?f53 ?f53" draw:type="sun" draw:modifiers="8675.47304534095"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g>
          <draw:rect draw:style-name="gr19" draw:text-style-name="P1" draw:layer="layout" svg:width="2.5cm" svg:height="2.5cm" svg:x="6.19cm" svg:y="0.58cm" draw:corner-radius="0.5cm">
            <text:p/>
          </draw:rect>
          <draw:custom-shape draw:style-name="gr21" draw:text-style-name="P1" draw:layer="layout" svg:width="0.408cm" svg:height="0.408cm" svg:x="7.273cm" svg:y="1.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35cm" svg:height="0.603cm" draw:transform="skewX (-0.00174532925199398) rotate (-0.785398163398487) translate (8.024cm 0.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1" draw:layer="layout" svg:width="2.166cm" svg:height="0.375cm" svg:x="6.357cm" svg:y="2.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7cm" svg:height="0.297cm" svg:x="7.94cm" svg:y="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171cm" svg:height="0.438cm" draw:transform="skewX (-0.00226892802759218) rotate (-0.785398163398487) translate (8.486cm 1.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0.63cm" svg:height="0.63cm" svg:x="6.94cm" svg:y="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63cm" svg:height="0.931cm" draw:transform="skewX (-0.00104719755119633) rotate (-0.785398163398487) translate (8.1cm 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3" draw:text-style-name="P1" draw:layer="layout" svg:width="2.5cm" svg:height="2.5cm" svg:x="6.19cm" svg:y="3.38cm" draw:corner-radius="0.5cm">
            <text:p/>
          </draw:rect>
          <draw:custom-shape draw:style-name="gr24" draw:text-style-name="P1" draw:layer="layout" svg:width="1.201cm" svg:height="0.889cm" draw:transform="rotate (1.5707963267946) translate (7.715cm 5.414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 draw:layer="layout" svg:width="1.034cm" svg:height="0.77cm" draw:transform="rotate (1.5707963267946) translate (7.033cm 5.414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5" draw:text-style-name="P1" draw:layer="layout" svg:width="1.452cm" svg:height="0.94cm" draw:transform="rotate (1.5707963267946) translate (6.348cm 5.499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4" draw:text-style-name="P1" draw:layer="layout" svg:width="0.784cm" svg:height="0.599cm" draw:transform="rotate (1.5707963267946) translate (6.52cm 5.41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4" draw:text-style-name="P1" draw:layer="layout" svg:width="0.701cm" svg:height="0.598cm" draw:transform="rotate (1.5707963267946) translate (7.205cm 5.41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6" draw:text-style-name="P1" draw:layer="layout" svg:width="2.225cm" svg:height="0.333cm" svg:x="6.349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1.028cm" svg:height="1.026cm" draw:transform="rotate (1.5707963267946) translate (7.633cm 5.671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7" draw:text-style-name="P1" draw:layer="layout" svg:width="0.771cm" svg:height="0.77cm" draw:transform="rotate (1.5707963267946) translate (6.52cm 5.671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7" draw:text-style-name="P1" draw:layer="layout" svg:width="0.788cm" svg:height="0.715cm" draw:transform="rotate (1.5707963267946) translate (7.773cm 5.6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8" draw:layer="layout" svg:width="0.771cm" svg:height="0.77cm" svg:x="6.69cm" svg:y="3.7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9" draw:text-style-name="P1" draw:layer="layout" svg:width="0.427cm" svg:height="0.428cm" svg:x="6.862cm" svg:y="3.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layer="layout" svg:width="0.513cm" svg:height="0.513cm" svg:x="7.69cm" svg:y="4.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9" draw:text-style-name="P1" draw:layer="layout" svg:width="0.284cm" svg:height="0.284cm" svg:x="7.804cm" svg:y="4.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30" draw:text-style-name="P1" draw:layer="layout" svg:width="2.5cm" svg:height="2.5cm" svg:x="8.99cm" svg:y="0.58cm" draw:corner-radius="0.5cm">
            <text:p/>
          </draw:rect>
          <draw:custom-shape draw:style-name="gr31" draw:text-style-name="P1" draw:layer="layout" svg:width="2.334cm" svg:height="2.334cm" svg:x="9.073cm" svg:y="0.663cm">
            <text:p/>
            <draw:enhanced-geometry svg:viewBox="0 0 21600 21600" draw:text-areas="?f1 ?f2 ?f3 ?f4" draw:type="star8" draw:modifiers="7615.7690172126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rect draw:style-name="gr32" draw:text-style-name="P1" draw:layer="layout" svg:width="2.5cm" svg:height="2.5cm" svg:x="14.59cm" svg:y="0.58cm" draw:corner-radius="0.5cm">
            <text:p/>
          </draw:rect>
          <draw:custom-shape draw:style-name="gr33" draw:text-style-name="P1" draw:layer="layout" svg:width="2.131cm" svg:height="0.532cm" svg:x="14.757cm" svg:y="2.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711cm" svg:height="0.71cm" svg:x="14.84cm" svg:y="1.037cm">
            <text:p/>
            <draw:enhanced-geometry svg:viewBox="0 0 21600 21600" draw:text-areas="?f1 ?f2 ?f3 ?f4" draw:type="star8" draw:modifiers="8169.5550351288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1" draw:text-style-name="P1" draw:layer="layout" svg:width="0.711cm" svg:height="0.711cm" svg:x="16.129cm" svg:y="1.869cm">
            <text:p/>
            <draw:enhanced-geometry svg:viewBox="0 0 21600 21600" draw:text-areas="?f1 ?f2 ?f3 ?f4" draw:type="star8" draw:modifiers="7259.01639344262"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1" draw:text-style-name="P1" draw:layer="layout" svg:width="0.71cm" svg:height="0.711cm" svg:x="15.213cm" svg:y="2.247cm">
            <text:p/>
            <draw:enhanced-geometry svg:viewBox="0 0 21600 21600" draw:text-areas="?f1 ?f2 ?f3 ?f4" draw:type="star8" draw:modifiers="8128.487690504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1" draw:text-style-name="P1" draw:layer="layout" svg:width="0.71cm" svg:height="0.711cm" svg:x="15.34cm" svg:y="0.786cm">
            <text:p/>
            <draw:enhanced-geometry svg:viewBox="0 0 21600 21600" draw:text-areas="?f1 ?f2 ?f3 ?f4" draw:type="star8" draw:modifiers="7470.10550996483"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1" draw:text-style-name="P1" draw:layer="layout" svg:width="0.711cm" svg:height="0.711cm" svg:x="16.296cm" svg:y="1.33cm">
            <text:p/>
            <draw:enhanced-geometry svg:viewBox="0 0 21600 21600" draw:text-areas="?f1 ?f2 ?f3 ?f4" draw:type="star8" draw:modifiers="7259.01639344262"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0.5cm" svg:height="0.5cm" svg:x="15.007cm" svg:y="2.247cm">
            <text:p/>
            <draw:enhanced-geometry svg:viewBox="0 0 21600 21600" draw:text-areas="?f1 ?f2 ?f3 ?f4" draw:type="star8" draw:modifiers="7259.01639344262"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0.5cm" svg:height="0.5cm" svg:x="15.923cm" svg:y="1.58cm">
            <text:p/>
            <draw:enhanced-geometry svg:viewBox="0 0 21600 21600" draw:text-areas="?f1 ?f2 ?f3 ?f4" draw:type="star8" draw:modifiers="7259.01639344262"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1" draw:text-style-name="P1" draw:layer="layout" svg:width="0.5cm" svg:height="0.5cm" svg:x="15.34cm" svg:y="1.913cm">
            <text:p/>
            <draw:enhanced-geometry svg:viewBox="0 0 21600 21600" draw:text-areas="?f1 ?f2 ?f3 ?f4" draw:type="star8" draw:modifiers="7259.01639344262"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rect draw:style-name="gr35" draw:text-style-name="P1" draw:layer="layout" svg:width="2.5cm" svg:height="2.5cm" svg:x="17.39cm" svg:y="0.58cm" draw:corner-radius="0.5cm">
            <text:p/>
          </draw:rect>
          <draw:custom-shape draw:style-name="gr36" draw:text-style-name="P1" draw:layer="layout" svg:width="2.166cm" svg:height="2.166cm" svg:x="17.557cm" svg:y="0.747cm">
            <text:p/>
            <draw:enhanced-geometry svg:viewBox="0 0 640 861" draw:text-areas="257 295 414 566" draw:type="non-primitive" draw:enhanced-path="M 640 233 L 221 293 506 12 367 0 29 406 431 347 145 645 99 520 0 861 326 765 209 711 640 233 640 233 Z N"/>
          </draw:custom-shape>
        </draw:g>
        <draw:g>
          <draw:rect draw:style-name="gr35" draw:text-style-name="P1" draw:layer="layout" svg:width="2.5cm" svg:height="2.5cm" svg:x="20.19cm" svg:y="0.58cm" draw:corner-radius="0.5cm">
            <text:p/>
          </draw:rect>
          <draw:custom-shape draw:style-name="gr36" draw:text-style-name="P1" draw:layer="layout" svg:width="1.417cm" svg:height="1.417cm" svg:x="20.773cm" svg:y="1.413cm">
            <text:p/>
            <draw:enhanced-geometry svg:viewBox="0 0 640 861" draw:text-areas="257 295 414 566" draw:type="non-primitive" draw:enhanced-path="M 640 233 L 221 293 506 12 367 0 29 406 431 347 145 645 99 520 0 861 326 765 209 711 640 233 640 233 Z N"/>
          </draw:custom-shape>
          <draw:custom-shape draw:style-name="gr37" draw:text-style-name="P1" draw:layer="layout" svg:width="2.083cm" svg:height="0.833cm" svg:x="20.44cm" svg:y="0.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35" draw:text-style-name="P1" draw:layer="layout" svg:width="2.5cm" svg:height="2.5cm" svg:x="22.89cm" svg:y="0.58cm" draw:corner-radius="0.5cm">
            <text:p/>
          </draw:rect>
          <draw:custom-shape draw:style-name="gr33" draw:text-style-name="P1" draw:layer="layout" svg:width="2.166cm" svg:height="0.375cm" svg:x="23.057cm" svg:y="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0.756cm" svg:height="1.084cm" svg:x="24.467cm" svg:y="1.413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6" draw:text-style-name="P1" draw:layer="layout" svg:width="0.667cm" svg:height="0.79cm" draw:transform="rotate (0.131597825600348) translate (23.057cm 1.63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6" draw:text-style-name="P1" draw:layer="layout" svg:width="0.86cm" svg:height="1.285cm" draw:transform="skewX (0.000698131700797589) rotate (0.0813323431429204) translate (23.557cm 1.567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7" draw:text-style-name="P1" draw:layer="layout" svg:width="2.166cm" svg:height="1.083cm" svg:x="23.057cm" svg:y="0.7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38" draw:text-style-name="P1" draw:layer="layout" svg:width="2.5cm" svg:height="2.5cm" svg:x="17.39cm" svg:y="3.38cm" draw:corner-radius="0.5cm">
            <text:p/>
          </draw:rect>
          <draw:custom-shape draw:style-name="gr39" draw:layer="layout" svg:width="2.334cm" svg:height="2.334cm" svg:x="17.473cm" svg:y="3.46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g>
        <draw:g>
          <draw:rect draw:style-name="gr38" draw:text-style-name="P1" draw:layer="layout" svg:width="2.5cm" svg:height="2.5cm" svg:x="20.19cm" svg:y="3.38cm" draw:corner-radius="0.5cm">
            <text:p/>
          </draw:rect>
          <draw:custom-shape draw:style-name="gr39" draw:layer="layout" svg:width="2cm" svg:height="2cm" svg:x="20.44cm" svg:y="3.6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40" draw:text-style-name="P1" draw:layer="layout" svg:width="1.18cm" svg:height="1.181cm" svg:x="20.857cm" svg:y="3.949cm">
            <text:p/>
            <draw:enhanced-geometry svg:viewBox="0 0 21600 21600" draw:glue-points="10800 0 0 10800 10800 21600 21600 10800" draw:path-stretchpoint-x="10800" draw:path-stretchpoint-y="10800" draw:text-areas="?f1 ?f1 ?f2 ?f3" draw:type="cross" draw:modifiers="7359.8224195338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g>
          <draw:rect draw:style-name="gr38" draw:text-style-name="P1" draw:layer="layout" svg:width="2.5cm" svg:height="2.5cm" svg:x="22.89cm" svg:y="3.38cm" draw:corner-radius="0.5cm">
            <text:p/>
          </draw:rect>
          <draw:custom-shape draw:style-name="gr33" draw:text-style-name="P1" draw:layer="layout" svg:width="2.166cm" svg:height="0.375cm" svg:x="23.057cm" svg:y="5.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908cm" svg:height="0.908cm" svg:x="24.399cm" svg:y="3.463cm">
            <text:p/>
            <draw:enhanced-geometry svg:viewBox="0 0 21600 21600" draw:glue-points="10800 0 0 10800 10800 21600 21600 10800" draw:path-stretchpoint-x="10800" draw:path-stretchpoint-y="10800" draw:text-areas="?f1 ?f1 ?f2 ?f3" draw:type="cross" draw:modifiers="7359.8224195338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9" draw:layer="layout" svg:width="1.361cm" svg:height="1.361cm" svg:x="23.492cm" svg:y="4.04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40" draw:text-style-name="P1" draw:layer="layout" svg:width="0.778cm" svg:height="0.777cm" svg:x="22.973cm" svg:y="4.371cm">
            <text:p/>
            <draw:enhanced-geometry svg:viewBox="0 0 21600 21600" draw:glue-points="10800 0 0 10800 10800 21600 21600 10800" draw:path-stretchpoint-x="10800" draw:path-stretchpoint-y="10800" draw:text-areas="?f1 ?f1 ?f2 ?f3" draw:type="cross" draw:modifiers="7359.8224195338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0" draw:text-style-name="P1" draw:layer="layout" svg:width="0.648cm" svg:height="0.648cm" svg:x="24.529cm" svg:y="5.019cm">
            <text:p/>
            <draw:enhanced-geometry svg:viewBox="0 0 21600 21600" draw:glue-points="10800 0 0 10800 10800 21600 21600 10800" draw:path-stretchpoint-x="10800" draw:path-stretchpoint-y="10800" draw:text-areas="?f1 ?f1 ?f2 ?f3" draw:type="cross" draw:modifiers="7359.8224195338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g>
          <draw:rect draw:style-name="gr41" draw:text-style-name="P1" draw:layer="layout" svg:width="2.5cm" svg:height="2.5cm" svg:x="11.79cm" svg:y="3.38cm" draw:corner-radius="0.5cm">
            <text:p/>
          </draw:rect>
          <draw:custom-shape draw:style-name="gr42" draw:text-style-name="P1" draw:layer="layout" svg:width="1.25cm" svg:height="2.166cm" svg:x="12.79cm" svg:y="3.547cm">
            <text:p/>
            <draw:enhanced-geometry svg:viewBox="0 0 21600 21600" draw:mirror-horizontal="true" draw:glue-points="21600 0 0 10800 21600 21600 ?f0 10800" draw:text-areas="?f1 ?f10 21600 ?f11" draw:type="moon" draw:modifiers="10730.6209850107"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0" draw:text-style-name="P1" draw:layer="layout" svg:width="0.795cm" svg:height="0.794cm" svg:x="11.873cm" svg:y="4.523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 draw:layer="layout" svg:width="0.794cm" svg:height="0.794cm" svg:x="12.496cm" svg:y="3.63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 draw:layer="layout" svg:width="0.795cm" svg:height="0.794cm" svg:x="13.373cm" svg:y="5.003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g>
          <draw:rect draw:style-name="gr41" draw:text-style-name="P1" draw:layer="layout" svg:width="2.5cm" svg:height="2.5cm" svg:x="8.99cm" svg:y="3.38cm" draw:corner-radius="0.5cm">
            <text:p/>
          </draw:rect>
          <draw:custom-shape draw:style-name="gr20" draw:text-style-name="P1" draw:layer="layout" svg:width="0.813cm" svg:height="0.812cm" svg:x="9.24cm" svg:y="4.547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2" draw:text-style-name="P1" draw:layer="layout" svg:width="1.25cm" svg:height="2.334cm" svg:x="9.99cm" svg:y="3.463cm">
            <text:p/>
            <draw:enhanced-geometry svg:viewBox="0 0 21600 21600" draw:mirror-horizontal="true" draw:glue-points="21600 0 0 10800 21600 21600 ?f0 10800" draw:text-areas="?f1 ?f10 21600 ?f11" draw:type="moon" draw:modifiers="10730.6209850107"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rect draw:style-name="gr41" draw:text-style-name="P1" draw:layer="layout" svg:width="2.5cm" svg:height="2.5cm" svg:x="14.59cm" svg:y="3.38cm" draw:corner-radius="0.5cm">
            <text:p/>
          </draw:rect>
          <draw:custom-shape draw:style-name="gr43" draw:text-style-name="P1" draw:layer="layout" svg:width="2.166cm" svg:height="0.375cm" svg:x="14.757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75cm" svg:height="0.75cm" svg:x="14.757cm" svg:y="3.463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 draw:layer="layout" svg:width="0.396cm" svg:height="0.396cm" svg:x="15.368cm" svg:y="4.288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 draw:layer="layout" svg:width="0.75cm" svg:height="0.75cm" svg:x="16.173cm" svg:y="4.88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 draw:layer="layout" svg:width="0.75cm" svg:height="0.75cm" svg:x="14.757cm" svg:y="4.547cm">
            <text:p/>
            <draw:enhanced-geometry svg:viewBox="0 0 21600 21600" draw:text-areas="?f4 ?f4 ?f3 ?f3" draw:type="star4" draw:modifiers="6433.27787021631"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2" draw:text-style-name="P1" draw:layer="layout" svg:width="0.584cm" svg:height="1.088cm" svg:x="16.173cm" svg:y="3.542cm">
            <text:p/>
            <draw:enhanced-geometry svg:viewBox="0 0 21600 21600" draw:mirror-horizontal="true" draw:glue-points="21600 0 0 10800 21600 21600 ?f0 10800" draw:text-areas="?f1 ?f10 21600 ?f11" draw:type="moon" draw:modifiers="10730.6209850107"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g>
          <draw:rect draw:style-name="gr23" draw:text-style-name="P1" draw:layer="layout" svg:width="2.5cm" svg:height="2.5cm" svg:x="0.59cm" svg:y="3.38cm" draw:corner-radius="0.5cm">
            <text:p/>
          </draw:rect>
          <draw:custom-shape draw:style-name="gr28" draw:layer="layout" svg:width="2.334cm" svg:height="2.334cm" svg:x="0.673cm" svg:y="3.46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ircle draw:style-name="gr44" draw:text-style-name="P1" draw:layer="layout" svg:width="1.166cm" svg:height="1.166cm" svg:x="1.257cm" svg:y="4.047cm">
            <text:p/>
          </draw:circle>
        </draw:g>
        <draw:g>
          <draw:rect draw:style-name="gr23" draw:text-style-name="P1" draw:layer="layout" svg:width="2.5cm" svg:height="2.5cm" svg:x="3.39cm" svg:y="3.38cm" draw:corner-radius="0.5cm">
            <text:p/>
          </draw:rect>
          <draw:custom-shape draw:style-name="gr28" draw:layer="layout" svg:width="1.685cm" svg:height="1.685cm" svg:x="3.798cm" svg:y="3.5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5" draw:text-style-name="P1" draw:layer="layout" svg:width="1.5cm" svg:height="1.5cm" draw:transform="rotate (1.5707963267946) translate (3.473cm 5.7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7" draw:text-style-name="P1" draw:layer="layout" svg:width="1.5cm" svg:height="1.5cm" draw:transform="rotate (1.5707963267946) translate (4.307cm 5.797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ircle draw:style-name="gr44" draw:text-style-name="P1" draw:layer="layout" svg:width="0.834cm" svg:height="0.833cm" svg:x="4.223cm" svg:y="3.937cm">
            <text:p/>
          </draw:circle>
        </draw:g>
        <draw:rect draw:style-name="gr1" draw:text-style-name="P2" draw:layer="layout" svg:width="2.5cm" svg:height="2.5cm" svg:x="17.39cm" svg:y="6.18cm" draw:corner-radius="0.5cm">
          <text:p/>
        </draw:rect>
        <draw:g>
          <draw:rect draw:style-name="gr30" draw:text-style-name="P1" draw:layer="layout" svg:width="2.5cm" svg:height="2.5cm" svg:x="11.79cm" svg:y="0.58cm" draw:corner-radius="0.5cm">
            <text:p/>
          </draw:rect>
          <draw:rect draw:style-name="gr45" draw:text-style-name="P10" draw:layer="layout" svg:width="0.5cm" svg:height="0.25cm" svg:x="13.04cm" svg:y="2.497cm">
            <text:p/>
          </draw:rect>
          <draw:rect draw:style-name="gr46" draw:text-style-name="P10" draw:layer="layout" svg:width="0.5cm" svg:height="0.25cm" svg:x="12.54cm" svg:y="2.497cm">
            <text:p/>
          </draw:rect>
          <draw:rect draw:style-name="gr45" draw:text-style-name="P10" draw:layer="layout" svg:width="0.5cm" svg:height="0.25cm" svg:x="12.04cm" svg:y="2.497cm">
            <text:p/>
          </draw:rect>
          <draw:rect draw:style-name="gr45" draw:text-style-name="P10" draw:layer="layout" svg:width="0.5cm" svg:height="0.25cm" svg:x="12.79cm" svg:y="2.247cm">
            <text:p/>
          </draw:rect>
          <draw:rect draw:style-name="gr46" draw:text-style-name="P10" draw:layer="layout" svg:width="0.5cm" svg:height="0.25cm" svg:x="12.29cm" svg:y="2.247cm">
            <text:p/>
          </draw:rect>
          <draw:rect draw:style-name="gr45" draw:text-style-name="P10" draw:layer="layout" svg:width="0.5cm" svg:height="0.25cm" svg:x="13.54cm" svg:y="2.497cm">
            <text:p/>
          </draw:rect>
          <draw:rect draw:style-name="gr46" draw:text-style-name="P10" draw:layer="layout" svg:width="0.5cm" svg:height="0.25cm" svg:x="13.29cm" svg:y="2.247cm">
            <text:p/>
          </draw:rect>
          <draw:rect draw:style-name="gr45" draw:text-style-name="P10" draw:layer="layout" svg:width="0.5cm" svg:height="0.25cm" svg:x="13.04cm" svg:y="1.997cm">
            <text:p/>
          </draw:rect>
          <draw:rect draw:style-name="gr45" draw:text-style-name="P10" draw:layer="layout" svg:width="0.5cm" svg:height="0.25cm" svg:x="12.54cm" svg:y="1.997cm">
            <text:p/>
          </draw:rect>
          <draw:rect draw:style-name="gr45" draw:text-style-name="P10" draw:layer="layout" svg:width="0.5cm" svg:height="0.25cm" svg:x="12.04cm" svg:y="1.997cm">
            <text:p/>
          </draw:rect>
          <draw:rect draw:style-name="gr45" draw:text-style-name="P10" draw:layer="layout" svg:width="0.5cm" svg:height="0.25cm" svg:x="12.29cm" svg:y="1.747cm">
            <text:p/>
          </draw:rect>
          <draw:rect draw:style-name="gr46" draw:text-style-name="P10" draw:layer="layout" svg:width="0.5cm" svg:height="0.25cm" svg:x="12.79cm" svg:y="1.747cm">
            <text:p/>
          </draw:rect>
          <draw:custom-shape draw:style-name="gr31" draw:text-style-name="P1" draw:layer="layout" svg:width="1.686cm" svg:height="1.685cm" svg:x="12.207cm" svg:y="0.978cm">
            <text:p/>
            <draw:enhanced-geometry svg:viewBox="0 0 21600 21600" draw:mirror-horizontal="false" draw:mirror-vertical="false" draw:text-areas="?f1 ?f2 ?f3 ?f4" draw:type="star8" draw:modifiers="7940.0428265524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0.5cm" svg:height="0.5cm" svg:x="12.79cm" svg:y="1.58cm">
            <text:p/>
            <draw:enhanced-geometry svg:viewBox="0 0 21600 21600" draw:text-areas="?f1 ?f2 ?f3 ?f4" draw:type="star8" draw:modifiers="7259.01639344262"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rect draw:style-name="gr47" draw:text-style-name="P1" draw:layer="layout" svg:width="2.5cm" svg:height="2cm" svg:x="11.79cm" svg:y="6.18cm">
          <text:p/>
        </draw:rect>
        <draw:custom-shape draw:style-name="gr48" draw:text-style-name="P1" draw:layer="layout" svg:width="2.5cm" svg:height="3cm" svg:x="3.39cm" svg:y="6.1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rect draw:style-name="gr9" draw:text-style-name="P1" draw:layer="layout" svg:width="0.42cm" svg:height="1cm" svg:x="20.19cm" svg:y="6.18cm">
          <text:p/>
        </draw:rect>
        <draw:rect draw:style-name="gr49" draw:text-style-name="P1" draw:layer="layout" svg:width="0.42cm" svg:height="1cm" svg:x="20.89cm" svg:y="6.18cm">
          <text:p/>
        </draw:rect>
        <draw:custom-shape draw:style-name="gr50" draw:text-style-name="P1" draw:layer="layout" svg:width="2.5cm" svg:height="3cm" svg:x="6.19cm" svg:y="6.1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rect draw:style-name="gr51" draw:text-style-name="P1" draw:layer="layout" svg:width="2.5cm" svg:height="2cm" svg:x="14.59cm" svg:y="6.18cm">
          <text:p/>
        </draw:rect>
        <draw:rect draw:style-name="gr52" draw:text-style-name="P1" draw:layer="layout" svg:width="0.42cm" svg:height="1cm" svg:x="21.57cm" svg:y="6.18cm">
          <text:p/>
        </draw:rect>
        <draw:custom-shape draw:style-name="gr4" draw:text-style-name="P1" draw:layer="layout" svg:width="2.5cm" svg:height="3cm" svg:x="0.59cm" svg:y="6.1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rect draw:style-name="gr9" draw:text-style-name="P1" draw:layer="layout" svg:width="2.5cm" svg:height="2cm" svg:x="8.99cm" svg:y="6.18cm">
          <text:p/>
        </draw:rect>
        <draw:circle draw:name="Player Health" draw:style-name="gr1" draw:text-style-name="P1" draw:layer="layout" svg:width="6cm" svg:height="6cm" svg:x="0.59cm" svg:y="9.58cm">
          <svg:title>Player Health</svg:title>
          <svg:desc>Shows Health of Player
Fill Circle from Top (100%) to Bottom (0%)</svg:desc>
          <text:p/>
        </draw:circle>
        <draw:custom-shape draw:style-name="gr3" draw:text-style-name="P1" draw:layer="layout" svg:width="6cm" svg:height="6cm" svg:x="6.89cm" svg:y="9.58cm">
          <text:p/>
          <draw:enhanced-geometry svg:viewBox="0 0 21600 21600" draw:glue-points="10800 0 3163 3163 0 10800 3163 18437 10800 21600 18437 18437 21600 10800 18437 3163" draw:text-areas="3163 3163 18437 18437" draw:type="ring" draw:modifiers="993.43442759540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layer="layout" svg:width="2.9cm" svg:height="2.9cm" svg:x="22.59cm" svg:y="6.1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08.2730093071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ircle draw:style-name="gr1" draw:text-style-name="P1" draw:layer="layout" svg:width="4cm" svg:height="4cm" svg:x="0.59cm" svg:y="15.78cm">
          <text:p/>
        </draw:circle>
        <draw:custom-shape draw:style-name="gr4" draw:text-style-name="P1" draw:layer="layout" svg:width="4cm" svg:height="4cm" svg:x="4.89cm" svg:y="15.78cm">
          <text:p/>
          <draw:enhanced-geometry svg:viewBox="0 0 21600 21600" draw:glue-points="10800 0 3163 3163 0 10800 3163 18437 10800 21600 18437 18437 21600 10800 18437 3163" draw:text-areas="3163 3163 18437 18437" draw:type="ring" draw:modifiers="993.35166208447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ircle draw:style-name="gr1" draw:text-style-name="P1" draw:layer="layout" svg:width="5cm" svg:height="5cm" svg:x="13.29cm" svg:y="9.38cm">
          <text:p/>
        </draw:circle>
        <draw:custom-shape draw:style-name="gr4" draw:text-style-name="P1" draw:layer="layout" svg:width="5cm" svg:height="5cm" svg:x="18.59cm" svg:y="9.38cm">
          <text:p/>
          <draw:enhanced-geometry svg:viewBox="0 0 21600 21600" draw:glue-points="10800 0 3163 3163 0 10800 3163 18437 10800 21600 18437 18437 21600 10800 18437 3163" draw:text-areas="3163 3163 18437 18437" draw:type="ring" draw:modifiers="967.4865026994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1" draw:display-name="Blue Gradient 1" draw:style="radial" draw:cx="50%" draw:cy="85%" draw:start-color="#ccccff" draw:end-color="#9999ff" draw:start-intensity="100%" draw:end-intensity="100%" draw:border="0%"/>
    <draw:gradient draw:name="Blue_20_Gradient_20_2" draw:display-name="Blue Gradient 2" draw:style="linear" draw:start-color="#3399ff" draw:end-color="#006699" draw:start-intensity="100%" draw:end-intensity="100%" draw:angle="900" draw:border="0%"/>
    <draw:gradient draw:name="Gray_20_Gradient_20_1" draw:display-name="Gray Gradient 1" draw:style="linear" draw:start-color="#1c1c1c" draw:end-color="#cccccc" draw:start-intensity="100%" draw:end-intensity="100%" draw:angle="0" draw:border="0%"/>
    <draw:gradient draw:name="Gray_20_Gradient_20_3" draw:display-name="Gray Gradient 3" draw:style="linear" draw:start-color="#dddddd" draw:end-color="#808080" draw:start-intensity="100%" draw:end-intensity="100%" draw:angle="0" draw:border="0%"/>
    <draw:gradient draw:name="Green_20_Gradient_20_1" draw:display-name="Green Gradient 1" draw:style="linear" draw:start-color="#00cc33" draw:end-color="#009933" draw:start-intensity="100%" draw:end-intensity="85%" draw:angle="0" draw:border="0%"/>
    <draw:gradient draw:name="Green_20_Gradient_20_2" draw:display-name="Green Gradient 2" draw:style="linear" draw:start-color="#99ff33" draw:end-color="#66cc00" draw:start-intensity="100%" draw:end-intensity="85%" draw:angle="900" draw:border="0%"/>
    <draw:gradient draw:name="Orange_20_Gradient_20_1" draw:display-name="Orange Gradient 1" draw:style="linear" draw:start-color="#ffcc00" draw:end-color="#ff6600" draw:start-intensity="100%" draw:end-intensity="100%" draw:angle="1800" draw:border="0%"/>
    <draw:gradient draw:name="Orange_20_Gradient_20_2" draw:display-name="Orange Gradient 2" draw:style="linear" draw:start-color="#ff6600" draw:end-color="#ffff00" draw:start-intensity="100%" draw:end-intensity="100%" draw:angle="0" draw:border="5%"/>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svg:stroke-linecap="round"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8cm" fo:margin-bottom="0.28cm" fo:margin-left="0.39cm" fo:margin-right="0.404cm" fo:page-width="50.8cm" fo:page-height="28.58cm" style:print-orientation="landscape"/>
    </style:page-layout>
    <style:style style:name="Mdp1" style:family="drawing-page">
      <style:drawing-page-properties draw:background-size="border" draw:fill="none" draw:fill-color="#ff3399" draw:fill-image-width="0cm" draw:fill-image-height="0cm" draw:tile-repeat-offset="0% vertical"/>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0H43S</meta:editing-duration>
    <meta:editing-cycles>11</meta:editing-cycles>
    <meta:generator>OpenOffice/4.1.5$Win32 OpenOffice.org_project/415m1$Build-9789</meta:generator>
    <dc:date>2018-08-24T19:27:04.27</dc:date>
    <dc:creator>Ian Munster</dc:creator>
    <meta:document-statistic meta:object-count="404"/>
  </office:meta>
</office:document-meta>
</file>